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476cm"/>
    </style:style>
    <style:style style:name="gr4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06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704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width="false" draw:fit-to-size="false" draw:fit-to-contour="false" fo:max-height="0cm" fo:max-width="0cm" fo:min-height="3.728cm" fo:min-width="0cm" fo:padding-top="0.1cm" fo:padding-bottom="0.1cm" fo:padding-left="0.1cm" fo:padding-right="0.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width="false" draw:fit-to-size="false" draw:fit-to-contour="false" fo:max-height="0cm" fo:max-width="0cm" fo:min-height="3.728cm" fo:min-width="0cm" fo:padding-top="0.1cm" fo:padding-bottom="0.1cm" fo:padding-left="0.1cm" fo:padding-right="0.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>
      <style:graphic-properties draw:marker-end="Arrow" draw:marker-end-width="0.2cm" draw:textarea-horizontal-align="right" draw:textarea-vertical-align="top"/>
    </style:style>
    <style:style style:name="gr23" style:family="graphic" style:parent-style-name="standard">
      <style:graphic-properties draw:marker-end="Arrow" draw:marker-end-width="0.2cm" draw:textarea-horizontal-align="center" draw:textarea-vertical-align="middle"/>
    </style:style>
    <style:style style:name="gr24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2.278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4.031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objectwithoutfill">
      <style:graphic-properties draw:stroke="none" svg:stroke-width="0cm" draw:marker-start-width="0.2cm" draw:marker-end-width="0.2cm" draw:fill="none" fo:min-height="0.789cm"/>
    </style:style>
    <style:style style:name="gr31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4.178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40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275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>
      <style:graphic-properties draw:marker-start="" draw:marker-end="Arrow" draw:marker-end-width="0.2cm" draw:textarea-horizontal-align="right" draw:textarea-vertical-align="top"/>
    </style:style>
    <style:style style:name="gr44" style:family="graphic" style:parent-style-name="standard">
      <style:graphic-properties draw:marker-end="Arrow" draw:marker-end-width="0.2cm" draw:textarea-horizontal-align="left" draw:textarea-vertical-align="top"/>
    </style:style>
    <style:style style:name="gr4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>
      <style:graphic-properties draw:marker-end="Arrow" draw:marker-end-width="0.2cm" draw:textarea-horizontal-align="right" draw:textarea-vertical-align="middle"/>
    </style:style>
    <style:style style:name="gr48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731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>
      <style:graphic-properties draw:marker-end="Arrow" draw:marker-end-width="0.2cm" draw:textarea-horizontal-align="left" draw:textarea-vertical-align="bottom"/>
    </style:style>
    <style:style style:name="gr54" style:family="graphic" style:parent-style-name="standard">
      <style:graphic-properties draw:marker-end="Arrow" draw:marker-end-width="0.2cm" draw:textarea-horizontal-align="right" draw:textarea-vertical-align="bottom"/>
    </style:style>
    <style:style style:name="gr55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494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>
      <style:graphic-properties draw:stroke="solid" draw:stroke-dash="Ultrafine_20_Dashed" draw:marker-end="Arrow" draw:marker-end-width="0.2cm" draw:textarea-horizontal-align="left" draw:textarea-vertical-align="bottom"/>
    </style:style>
    <style:style style:name="gr59" style:family="graphic" style:parent-style-name="standard">
      <style:graphic-properties draw:marker-end="Arrow" draw:marker-end-width="0.2cm" draw:textarea-horizontal-align="center" draw:textarea-vertical-align="middle"/>
    </style:style>
    <style:style style:name="gr60" style:family="graphic" style:parent-style-name="standard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cm" fo:padding-bottom="0.1cm" fo:padding-left="0.1cm" fo:padding-right="0.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>
      <style:graphic-properties draw:stroke="dash" draw:stroke-dash="Ultrafine_20_Dashed" draw:marker-end="Arrow" draw:marker-end-width="0.2cm" draw:textarea-horizontal-align="right" draw:textarea-vertical-align="bottom"/>
    </style:style>
    <style:style style:name="gr6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2.637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68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2" style:family="graphic" style:parent-style-name="standard">
      <style:graphic-properties draw:fill="none" draw:textarea-horizontal-align="justify" draw:textarea-vertical-align="top" draw:auto-grow-height="false" fo:padding-top="0cm"/>
    </style:style>
    <style:style style:name="gr73" style:family="graphic" style:parent-style-name="standard">
      <style:graphic-properties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fo:min-height="3.526cm"/>
    </style:style>
    <style:style style:name="gr75" style:family="graphic" style:parent-style-name="standard">
      <style:graphic-properties draw:fill="none" draw:textarea-horizontal-align="justify" draw:textarea-vertical-align="top" draw:auto-grow-height="false"/>
    </style:style>
    <style:style style:name="gr76" style:family="graphic" style:parent-style-name="standard">
      <style:graphic-properties draw:stroke="none" svg:stroke-color="#000000" draw:fill="none" draw:fill-color="#ffffff" fo:min-height="3.182cm"/>
    </style:style>
    <style:style style:name="gr77" style:family="graphic" style:parent-style-name="standard">
      <style:graphic-properties draw:stroke="none" svg:stroke-color="#000000" draw:fill="none" draw:fill-color="#ffffff" fo:min-height="3.601cm"/>
    </style:style>
    <style:style style:name="gr78" style:family="graphic" style:parent-style-name="standard">
      <style:graphic-properties draw:stroke="dash" draw:stroke-dash="Ultrafine_20_Dashed" draw:marker-end="Arrow" draw:marker-end-width="0.3cm" draw:textarea-horizontal-align="left" draw:textarea-vertical-align="bottom"/>
    </style:style>
    <style:style style:name="gr79" style:family="graphic" style:parent-style-name="standard">
      <style:graphic-properties draw:marker-end="Arrow" draw:marker-end-width="0.3cm" draw:textarea-horizontal-align="center" draw:textarea-vertical-align="middle"/>
    </style:style>
    <style:style style:name="gr80" style:family="graphic" style:parent-style-name="standard">
      <style:graphic-properties draw:marker-end="Arrow" draw:marker-end-width="0.3cm" draw:textarea-horizontal-align="right" draw:textarea-vertical-align="bottom"/>
    </style:style>
    <style:style style:name="gr81" style:family="graphic" style:parent-style-name="standard">
      <style:graphic-properties draw:marker-end="Arrow" draw:marker-end-width="0.3cm" draw:textarea-horizontal-align="left" draw:textarea-vertical-align="top"/>
    </style:style>
    <style:style style:name="gr82" style:family="graphic" style:parent-style-name="standard">
      <style:graphic-properties draw:stroke="dash" draw:stroke-dash="Ultrafine_20_Dashed" draw:marker-end="Arrow" draw:marker-end-width="0.3cm" draw:textarea-horizontal-align="right" draw:textarea-vertical-align="bottom"/>
    </style:style>
    <style:style style:name="gr8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85" style:family="graphic" style:parent-style-name="standard">
      <style:graphic-properties draw:stroke="none" svg:stroke-color="#000000" draw:fill="none" draw:fill-color="#ffffff" fo:min-height="10.711cm"/>
    </style:style>
    <style:style style:name="gr86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75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cm" fo:padding-bottom="0.1cm" fo:padding-left="0.1cm" fo:padding-right="0.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261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082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>
      <style:graphic-properties draw:stroke="none" draw:fill="solid" draw:fill-color="#f6f6f6" draw:textarea-horizontal-align="center" draw:textarea-vertical-align="middle"/>
    </style:style>
    <style:style style:name="gr100" style:family="graphic" style:parent-style-name="standard">
      <style:graphic-properties draw:stroke="none" draw:fill="solid" draw:fill-color="#f0f0f0" draw:textarea-horizontal-align="center" draw:textarea-vertical-align="middle"/>
    </style:style>
    <style:style style:name="gr101" style:family="graphic" style:parent-style-name="standard">
      <style:graphic-properties draw:stroke="none" draw:fill-color="#e6e6e6" draw:textarea-horizontal-align="center" draw:textarea-vertical-align="middle"/>
    </style:style>
    <style:style style:name="gr102" style:family="graphic" style:parent-style-name="standard">
      <style:graphic-properties draw:stroke="none" draw:fill="solid" draw:fill-color="#dcdcdc" draw:textarea-horizontal-align="center" draw:textarea-vertical-align="middle"/>
    </style:style>
    <style:style style:name="gr103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2.949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objectwithoutfill">
      <style:graphic-properties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07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018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46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95cm" fo:min-width="1.857cm"/>
    </style:style>
    <style:style style:name="gr114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center" draw:textarea-vertical-align="middle" draw:auto-grow-height="true" draw:auto-grow-width="true" fo:min-height="0.789cm" fo:min-width="1.759cm"/>
    </style:style>
    <style:style style:name="gr117" style:family="graphic" style:parent-style-name="objectwithoutfill">
      <style:graphic-properties draw:stroke="none" svg:stroke-width="0cm" draw:marker-start-width="0.2cm" draw:marker-end-width="0.2cm" draw:fill="none" fo:min-height="0.396cm"/>
    </style:style>
    <style:style style:name="gr118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625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center" draw:textarea-vertical-align="middle" draw:auto-grow-height="true" draw:auto-grow-width="true" fo:min-height="0.395cm" fo:min-width="1.391cm"/>
    </style:style>
    <style:style style:name="gr12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95cm" fo:min-width="0.861cm"/>
    </style:style>
    <style:style style:name="gr125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2.923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objectwithoutfill">
      <style:graphic-properties svg:stroke-width="0cm" draw:marker-end="Arrow" draw:marker-end-width="0.2cm" draw:fill="none" draw:textarea-horizontal-align="center" draw:textarea-vertical-align="middle"/>
    </style:style>
    <style:style style:name="gr129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130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277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objectwithoutfill">
      <style:graphic-properties draw:stroke="dash" draw:stroke-dash="Ultrafine_20_Dashed" draw:marker-end="Arrow" draw:marker-end-width="0.2cm" draw:fill="none" draw:textarea-horizontal-align="center" draw:textarea-vertical-align="middle"/>
    </style:style>
    <style:style style:name="gr138" style:family="graphic" style:parent-style-name="objectwithoutfill">
      <style:graphic-properties draw:stroke="none" svg:stroke-width="0cm" draw:marker-start-width="0.2cm" draw:marker-end-width="0.2cm" draw:fill="none" fo:min-height="0.374cm"/>
    </style:style>
    <style:style style:name="gr139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0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1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261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3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8pt"/>
    </style:style>
    <style:style style:name="P10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true"/>
    </style:style>
    <style:style style:name="P17" style:family="paragraph">
      <style:paragraph-properties fo:margin-left="0cm" fo:margin-right="0cm" fo:text-align="center" fo:text-indent="0cm"/>
      <style:text-properties fo:font-size="8pt" style:font-size-asian="10pt" style:font-size-complex="10pt"/>
    </style:style>
    <style:style style:name="P18" style:family="paragraph">
      <style:paragraph-properties fo:text-align="center"/>
      <style:text-properties fo:font-size="8pt" style:font-size-asian="10pt" style:font-size-complex="10pt"/>
    </style:style>
    <style:style style:name="P19" style:family="paragraph">
      <style:paragraph-properties fo:text-align="center"/>
      <style:text-properties fo:font-size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fo:font-family="'Liberation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fo:font-family="'Liberation Sans'" style:font-family-generic="roman" style:font-pitch="variable" fo:font-size="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fo:font-family="'Liberation Sans'" style:font-family-generic="roman" style:font-pitch="variable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size="8pt" style:font-size-asian="10pt" style:font-size-complex="10pt"/>
    </style:style>
    <style:style style:name="T11" style:family="text">
      <style:text-properties fo:color="#000000" style:text-outline="false" style:text-line-through-style="none" style:text-position="0% 100%" fo:font-family="'Liberation Sans'" style:font-family-generic="roman" style:font-pitch="variable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curve" draw:line-skew="-0.174cm" svg:x1="12.822cm" svg:y1="2.035cm" svg:x2="14.201cm" svg:y2="3cm" draw:end-shape="id1" draw:end-glue-point="4" svg:d="m12822 2035c0 87 1379-395 1379 965">
          <text:p/>
        </draw:connector>
        <draw:g>
          <draw:custom-shape draw:style-name="gr2" draw:text-style-name="P2" draw:id="id1" draw:layer="layout" svg:width="5.5cm" svg:height="2.5cm" svg:x="11.451cm" svg:y="3cm">
            <text:p text:style-name="P1"><text:span text:style-name="T1">Identificar necessidades </text:span><text:span text:style-name="T1"><text:line-break/></text:span><text:span text:style-name="T1">e estabelecer requisit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id="id3" draw:layer="layout" svg:width="5.5cm" svg:height="2.5cm" svg:x="11.451cm" svg:y="8.6cm">
            <text:p text:style-name="P1"><text:span text:style-name="T1">Construir uma</text:span><text:span text:style-name="T1"><text:line-break/></text:span><text:span text:style-name="T1">versão interativ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id="id2" draw:layer="layout" svg:width="5.5cm" svg:height="2.5cm" svg:x="4.7cm" svg:y="5.802cm">
            <text:p text:style-name="P1"><text:span text:style-name="T1">(Re)Desig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id="id4" draw:layer="layout" svg:width="5.5cm" svg:height="2.5cm" svg:x="18.1cm" svg:y="5.802cm">
            <text:p text:style-name="P1"><text:span text:style-name="T1">Avali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id="id5" draw:layer="layout" svg:width="2.89cm" svg:height="0.726cm" svg:x="24.268cm" svg:y="9.474cm">
            <draw:text-box>
              <text:p text:style-name="P1"><text:span text:style-name="T1">Produto final</text:span></text:p>
            </draw:text-box>
          </draw:frame>
          <draw:connector draw:style-name="gr1" draw:text-style-name="P1" draw:layer="layout" draw:type="curve" svg:x1="11.451cm" svg:y1="4.25cm" svg:x2="7.45cm" svg:y2="5.802cm" draw:start-shape="id1" draw:start-glue-point="6" draw:end-shape="id2" draw:end-glue-point="4" svg:d="m11451 4250c-2668 0-4001 517-4001 1552">
            <text:p/>
          </draw:connector>
          <draw:connector draw:style-name="gr1" draw:text-style-name="P1" draw:layer="layout" draw:type="curve" svg:x1="7.45cm" svg:y1="8.302cm" svg:x2="11.451cm" svg:y2="9.85cm" draw:start-shape="id2" draw:start-glue-point="8" draw:end-shape="id3" svg:d="m7450 8302c0 1032 1333 1548 4001 1548">
            <text:p/>
          </draw:connector>
          <draw:connector draw:style-name="gr1" draw:text-style-name="P1" draw:layer="layout" draw:type="curve" svg:x1="16.951cm" svg:y1="9.85cm" svg:x2="20.85cm" svg:y2="8.302cm" draw:start-shape="id3" draw:start-glue-point="10" draw:end-shape="id4" draw:end-glue-point="8" svg:d="m16951 9850c2600 0 3899-516 3899-1548">
            <text:p/>
          </draw:connector>
          <draw:connector draw:style-name="gr1" draw:text-style-name="P1" draw:layer="layout" draw:type="curve" svg:x1="20.85cm" svg:y1="5.802cm" svg:x2="16.951cm" svg:y2="4.25cm" draw:start-shape="id4" draw:start-glue-point="4" draw:end-shape="id1" svg:d="m20850 5802c0-1035-1299-1552-3899-1552">
            <text:p/>
          </draw:connector>
          <draw:connector draw:style-name="gr1" draw:text-style-name="P1" draw:layer="layout" draw:type="line" svg:x1="18.1cm" svg:y1="7.052cm" svg:x2="10.2cm" svg:y2="7.052cm" draw:start-shape="id4" draw:start-glue-point="6" draw:end-shape="id2" draw:end-glue-point="10" svg:d="m18100 7052h-7900">
            <text:p/>
          </draw:connector>
          <draw:connector draw:style-name="gr1" draw:text-style-name="P1" draw:layer="layout" draw:type="curve" svg:x1="23.6cm" svg:y1="7.052cm" svg:x2="25.713cm" svg:y2="9.474cm" draw:start-shape="id4" draw:start-glue-point="10" draw:end-shape="id5" draw:end-glue-point="0" svg:d="m23600 7052c1409 0 2113 807 2113 2422">
            <text:p/>
          </draw:connector>
          <draw:connector draw:style-name="gr1" draw:text-style-name="P1" draw:layer="layout" draw:type="curve" draw:line-skew="-0.061cm -1.326cm -0.95cm" svg:x1="12.256cm" svg:y1="8.966cm" svg:x2="9.395cm" svg:y2="7.936cm" draw:start-shape="id3" draw:start-glue-point="5" draw:end-shape="id2" draw:end-glue-point="9" svg:d="m12256 8966c0-1392-2756-928-2756-1020s-105-133-105-10">
            <text:p/>
          </draw:connector>
          <draw:connector draw:style-name="gr1" draw:text-style-name="P1" draw:layer="layout" draw:type="curve" draw:line-skew="0.869cm -1.431cm 0.164cm" svg:x1="9.395cm" svg:y1="6.168cm" svg:x2="12.256cm" svg:y2="5.134cm" draw:start-shape="id2" draw:start-glue-point="11" draw:end-shape="id1" draw:end-glue-point="7" svg:d="m9395 6168c0 3 0 2 0 0s2861 514 2861-1034">
            <text:p/>
          </draw:connector>
        </draw:g>
      </draw:page>
      <draw:page draw:name="page2" draw:style-name="dp1" draw:master-page-name="Default">
        <office:forms form:automatic-focus="false" form:apply-design-mode="false"/>
        <draw:g>
          <draw:custom-shape draw:style-name="gr4" draw:text-style-name="P4" draw:layer="layout" svg:width="3.788cm" svg:height="3.856cm" svg:x="17.212cm" svg:y="14cm">
            <text:p text:style-name="P3"><text:span text:style-name="T2">Autentic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5" draw:layer="layout" svg:x1="17.212cm" svg:y1="14.546cm" svg:x2="21cm" svg:y2="14.546cm">
            <text:p/>
          </draw:line>
          <draw:frame draw:style-name="gr6" draw:text-style-name="P7" draw:layer="layout" svg:width="3.788cm" svg:height="3.31cm" svg:x="17.212cm" svg:y="14.546cm">
            <draw:text-box>
              <text:p text:style-name="P6"><text:span text:style-name="T3">sequence{</text:span></text:p>
              <text:p text:style-name="P6"><text:span text:style-name="T3"><text:s text:c="3"/></text:span><text:span text:style-name="T3">join{</text:span></text:p>
              <text:p text:style-name="P6"><text:span text:style-name="T3"><text:s text:c="6"/></text:span><text:span text:style-name="T3">select &lt;</text:span><text:span text:style-name="T4">titularidade</text:span><text:span text:style-name="T3">&gt;</text:span></text:p>
              <text:p text:style-name="P6"><text:span text:style-name="T3"><text:s text:c="6"/></text:span><text:span text:style-name="T3">enter &lt;</text:span><text:span text:style-name="T4">agencia</text:span><text:span text:style-name="T3">&gt;</text:span></text:p>
              <text:p text:style-name="P6"><text:span text:style-name="T3"><text:s text:c="6"/></text:span><text:span text:style-name="T3">enter &lt;</text:span><text:span text:style-name="T4">conta</text:span><text:span text:style-name="T3">&gt;</text:span></text:p>
              <text:p text:style-name="P6"><text:span text:style-name="T3"><text:s text:c="6"/></text:span><text:span text:style-name="T3">enter &lt;</text:span><text:span text:style-name="T4">senha</text:span><text:span text:style-name="T3">&gt;</text:span></text:p>
              <text:p text:style-name="P6"><text:span text:style-name="T3"><text:s text:c="3"/></text:span><text:span text:style-name="T3">}</text:span></text:p>
              <text:p text:style-name="P6"><text:span text:style-name="T3"><text:s text:c="3"/></text:span><text:span text:style-name="T3">activate &lt;</text:span><text:span text:style-name="T4">autenticar</text:span><text:span text:style-name="T3">&gt;</text:span></text:p>
              <text:p text:style-name="P6"><text:span text:style-name="T3">}</text:span></text:p>
            </draw:text-box>
          </draw:frame>
        </draw:g>
        <draw:g>
          <draw:custom-shape draw:style-name="gr7" draw:text-style-name="P4" draw:layer="layout" svg:width="3.788cm" svg:height="1.5cm" svg:x="3cm" svg:y="2.5cm">
            <text:p text:style-name="P3"><text:span text:style-name="T5">Espaço de Inter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676.615589606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5" draw:layer="layout" svg:x1="3cm" svg:y1="3.046cm" svg:x2="6.788cm" svg:y2="3.046cm">
            <text:p/>
          </draw:line>
          <draw:frame draw:style-name="gr9" draw:text-style-name="P7" draw:layer="layout" svg:width="3.788cm" svg:height="0.954cm" svg:x="3cm" svg:y="3.046cm">
            <draw:text-box>
              <text:p text:style-name="P6"><text:span text:style-name="T3">“</text:span><text:span text:style-name="T4">interações</text:span><text:span text:style-name="T3"> </text:span><text:span text:style-name="T4">básicas</text:span><text:span text:style-name="T3"><text:line-break/></text:span><text:span text:style-name="T3"> </text:span><text:span text:style-name="T4">permitidas</text:span><text:span text:style-name="T3"> </text:span><text:span text:style-name="T4">neste</text:span><text:span text:style-name="T3"> </text:span><text:span text:style-name="T4">espaço</text:span><text:span text:style-name="T3">”</text:span></text:p>
            </draw:text-box>
          </draw:frame>
        </draw:g>
        <draw:g>
          <draw:custom-shape draw:style-name="gr10" draw:text-style-name="P4" draw:layer="layout" svg:width="3.788cm" svg:height="0.796cm" svg:x="8.4cm" svg:y="2.704cm">
            <text:p text:style-name="P3"><text:span text:style-name="T5">Espaço de Inter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200.752823086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4" draw:layer="layout" svg:width="3.788cm" svg:height="0.796cm" svg:x="13.2cm" svg:y="2.704cm">
            <text:p text:style-name="P3"><text:span text:style-name="T5">Aplicação Extern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200.752823086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4" draw:layer="layout" svg:width="5.951cm" svg:height="4.339cm" svg:x="14.549cm" svg:y="9.081cm">
            <text:p text:style-name="P3"><text:span text:style-name="T2">Autentic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5" draw:layer="layout" svg:x1="14.549cm" svg:y1="9.642cm" svg:x2="20.5cm" svg:y2="9.642cm">
            <text:p/>
          </draw:line>
          <draw:frame draw:style-name="gr14" draw:text-style-name="P7" draw:layer="layout" svg:width="5.951cm" svg:height="3.928cm" svg:x="14.549cm" svg:y="9.572cm">
            <draw:text-box>
              <text:p text:style-name="P6"><text:span text:style-name="T3">perceive “Login”</text:span></text:p>
              <text:p text:style-name="P6"><text:span text:style-name="T6">perceive &lt;googleLogo&gt;</text:span></text:p>
              <text:p text:style-name="P6"><text:span text:style-name="T3">sequence{</text:span></text:p>
              <text:p text:style-name="P6"><text:span text:style-name="T3"><text:s text:c="3"/></text:span><text:span text:style-name="T3">join{</text:span></text:p>
              <text:p text:style-name="P6"><text:span text:style-name="T3"><text:s text:c="6"/></text:span><text:span text:style-name="T3">enter &lt;</text:span><text:span text:style-name="T4">Nome de usuário</text:span><text:span text:style-name="T3">&gt;</text:span></text:p>
              <text:p text:style-name="P6"><text:span text:style-name="T3"><text:s text:c="6"/></text:span><text:span text:style-name="T3">enter &lt;</text:span><text:span text:style-name="T4">Senha</text:span><text:span text:style-name="T3">&gt;</text:span></text:p>
              <text:p text:style-name="P6"><text:span text:style-name="T3"><text:s text:c="6"/></text:span><text:span text:style-name="T3">select &lt;Continuar conectado&gt;</text:span></text:p>
              <text:p text:style-name="P6"><text:span text:style-name="T3"><text:s text:c="3"/></text:span><text:span text:style-name="T3">}</text:span></text:p>
              <text:p text:style-name="P6"><text:span text:style-name="T3"><text:s text:c="3"/></text:span><text:span text:style-name="T3">activate “</text:span><text:span text:style-name="T4">Login</text:span><text:span text:style-name="T3">”</text:span></text:p>
              <text:p text:style-name="P6"><text:span text:style-name="T3">}</text:span></text:p>
              <text:p text:style-name="P6"><text:span text:style-name="T3">activate “Não consegue acessar sua conta?”</text:span></text:p>
            </draw:text-box>
          </draw:frame>
        </draw:g>
        <draw:g draw:id="id6">
          <draw:glue-point draw:id="4" svg:x="5.005cm" svg:y="-2.403cm"/>
          <draw:glue-point draw:id="5" svg:x="5.005cm" svg:y="2.173cm"/>
          <draw:custom-shape draw:style-name="gr15" draw:text-style-name="P4" draw:layer="layout" svg:width="3.734cm" svg:height="5.418cm" svg:x="2.95cm" svg:y="9.082cm">
            <text:p text:style-name="P3"><text:span text:style-name="T2">Incluir Clien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5" draw:layer="layout" svg:x1="2.95cm" svg:y1="9.643cm" svg:x2="6.684cm" svg:y2="9.643cm">
            <text:p/>
          </draw:line>
          <draw:frame draw:style-name="gr17" draw:text-style-name="P7" draw:layer="layout" svg:width="3.734cm" svg:height="4.971cm" svg:x="2.95cm" svg:y="9.573cm">
            <draw:text-box>
              <text:p text:style-name="P6"><text:span text:style-name="T3">join{</text:span></text:p>
              <text:p text:style-name="P6"><text:span text:style-name="T3"><text:s text:c="3"/></text:span><text:span text:style-name="T3">enter &lt;cpf&gt;</text:span></text:p>
              <text:p text:style-name="P6"><text:span text:style-name="T6"><text:s text:c="3"/></text:span><text:span text:style-name="T6">enter &lt;nome&gt;</text:span></text:p>
              <text:p text:style-name="P6"><text:span text:style-name="T6"><text:s text:c="3"/></text:span><text:span text:style-name="T3">sequence{</text:span></text:p>
              <text:p text:style-name="P6"><text:span text:style-name="T6"><text:s text:c="3"/></text:span><text:span text:style-name="T3"><text:s text:c="3"/></text:span><text:span text:style-name="T3">select &lt;</text:span><text:span text:style-name="T4">estado</text:span><text:span text:style-name="T3">&gt;</text:span></text:p>
              <text:p text:style-name="P6"><text:span text:style-name="T6"><text:s text:c="3"/></text:span><text:span text:style-name="T3"><text:s text:c="3"/></text:span><text:span text:style-name="T3">select &lt;cidade&gt;</text:span></text:p>
              <text:p text:style-name="P6"><text:span text:style-name="T6"><text:s text:c="3"/></text:span><text:span text:style-name="T3">}</text:span></text:p>
              <text:p text:style-name="P6"><text:span text:style-name="T6"><text:s text:c="3"/></text:span><text:span text:style-name="T3">enter &lt;endereço&gt;</text:span></text:p>
              <text:p text:style-name="P6"><text:span text:style-name="T6"><text:s text:c="3"/></text:span><text:span text:style-name="T6">enter &lt;bairro&gt;</text:span></text:p>
              <text:p text:style-name="P6"><text:span text:style-name="T6"><text:s text:c="3"/></text:span><text:span text:style-name="T6">enter &lt;cep&gt;</text:span></text:p>
              <text:p text:style-name="P6"><text:span text:style-name="T6">}</text:span></text:p>
              <text:p text:style-name="P6"><text:span text:style-name="T6">choose{</text:span></text:p>
              <text:p text:style-name="P6"><text:span text:style-name="T3"><text:s text:c="3"/></text:span><text:span text:style-name="T3">activate “Gravar”</text:span></text:p>
              <text:p text:style-name="P6"><text:span text:style-name="T6"><text:s text:c="3"/></text:span><text:span text:style-name="T6">activate “Cancelar”</text:span></text:p>
              <text:p text:style-name="P6"><text:span text:style-name="T6">}</text:span></text:p>
            </draw:text-box>
          </draw:frame>
        </draw:g>
        <draw:g draw:id="id7">
          <draw:custom-shape draw:style-name="gr18" draw:text-style-name="P4" draw:layer="layout" svg:width="3.116cm" svg:height="1.271cm" svg:x="8.8cm" svg:y="11.174cm">
            <text:p text:style-name="P3"><text:span text:style-name="T7">consultarCidad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5" draw:layer="layout" svg:x1="8.811cm" svg:y1="11.816cm" svg:x2="11.916cm" svg:y2="11.817cm">
            <text:p/>
          </draw:line>
        </draw:g>
        <draw:g draw:id="id8">
          <draw:custom-shape draw:style-name="gr20" draw:text-style-name="P4" draw:layer="layout" svg:width="3.116cm" svg:height="1.271cm" svg:x="8.8cm" svg:y="13.531cm">
            <text:p text:style-name="P3"><text:span text:style-name="T7">incluirClien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5" draw:layer="layout" svg:x1="8.811cm" svg:y1="14.173cm" svg:x2="11.916cm" svg:y2="14.174cm">
            <text:p/>
          </draw:line>
        </draw:g>
        <draw:connector draw:style-name="gr22" draw:text-style-name="P3" draw:layer="layout" svg:x1="6.684cm" svg:y1="10.501cm" svg:x2="10.358cm" svg:y2="11.174cm" draw:start-shape="id6" draw:start-glue-point="4" draw:end-shape="id7" draw:end-glue-point="0" svg:d="m6684 10501h3674v673">
          <text:p text:style-name="P6"><text:span text:style-name="T6">&lt;</text:span><text:span text:style-name="T8">estado</text:span><text:span text:style-name="T6">&gt;</text:span></text:p>
        </draw:connector>
        <draw:connector draw:style-name="gr23" draw:text-style-name="P3" draw:layer="layout" svg:x1="8.8cm" svg:y1="11.809cm" svg:x2="6.684cm" svg:y2="11.813cm" draw:start-shape="id7" draw:start-glue-point="3" draw:end-shape="id6" draw:end-glue-point="1" svg:d="m8800 11809h-1057v4h-1059">
          <text:p text:style-name="P6"><text:span text:style-name="T6">&lt;</text:span><text:span text:style-name="T8">cidade</text:span><text:span text:style-name="T6">&gt;</text:span></text:p>
          <text:p text:style-name="P6"><text:span text:style-name="T6"/></text:p>
        </draw:connector>
        <draw:connector draw:style-name="gr23" draw:text-style-name="P3" draw:layer="layout" svg:x1="6.684cm" svg:y1="12.999cm" svg:x2="10.358cm" svg:y2="13.531cm" draw:start-shape="id6" draw:start-glue-point="5" draw:end-shape="id8" draw:end-glue-point="0" svg:d="m6684 12999h3674v532">
          <text:p text:style-name="P6"><text:span text:style-name="T9">“</text:span><text:span text:style-name="T9">Gravar”</text:span></text:p>
        </draw:connector>
      </draw:page>
      <draw:page draw:name="page3" draw:style-name="dp1" draw:master-page-name="Default">
        <office:forms form:automatic-focus="false" form:apply-design-mode="false"/>
        <draw:g draw:id="id10">
          <draw:glue-point draw:id="4" svg:x="-5.002cm" svg:y="-2.504cm"/>
          <draw:glue-point draw:id="5" svg:x="-5.002cm" svg:y="2.336cm"/>
          <draw:glue-point draw:id="6" svg:x="5cm" svg:y="2.326cm"/>
          <draw:custom-shape draw:style-name="gr24" draw:text-style-name="P4" draw:layer="layout" svg:width="3.788cm" svg:height="3.366cm" svg:x="2.667cm" svg:y="2.101cm">
            <text:p text:style-name="P3"><text:span text:style-name="T2">Efetuar log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5" draw:text-style-name="P5" draw:layer="layout" svg:x1="2.667cm" svg:y1="2.672cm" svg:x2="6.455cm" svg:y2="2.672cm">
            <text:p/>
          </draw:line>
          <draw:frame draw:style-name="gr26" draw:text-style-name="P7" draw:layer="layout" svg:width="3.788cm" svg:height="2.795cm" svg:x="2.667cm" svg:y="2.672cm">
            <draw:text-box>
              <text:p text:style-name="P6"><text:span text:style-name="T3">sequence{</text:span></text:p>
              <text:p text:style-name="P6"><text:span text:style-name="T3"><text:s text:c="3"/></text:span><text:span text:style-name="T3">join{</text:span></text:p>
              <text:p text:style-name="P6"><text:span text:style-name="T3"><text:s text:c="6"/></text:span><text:span text:style-name="T3">enter &lt;</text:span><text:span text:style-name="T4">email</text:span><text:span text:style-name="T3">&gt;</text:span></text:p>
              <text:p text:style-name="P6"><text:span text:style-name="T3"><text:s text:c="6"/></text:span><text:span text:style-name="T3">enter &lt;</text:span><text:span text:style-name="T4">senha</text:span><text:span text:style-name="T3">&gt;</text:span></text:p>
              <text:p text:style-name="P6"><text:span text:style-name="T3"><text:s text:c="3"/></text:span><text:span text:style-name="T3">}</text:span></text:p>
              <text:p text:style-name="P6"><text:span text:style-name="T3"><text:s text:c="3"/></text:span><text:span text:style-name="T3">activate “</text:span><text:span text:style-name="T4">entrar</text:span><text:span text:style-name="T3">”</text:span></text:p>
              <text:p text:style-name="P6"><text:span text:style-name="T3">}</text:span></text:p>
              <text:p text:style-name="P6"><text:span text:style-name="T6">activate “</text:span><text:span text:style-name="T8">sair</text:span><text:span text:style-name="T6">”</text:span></text:p>
            </draw:text-box>
          </draw:frame>
        </draw:g>
        <draw:g draw:id="id12">
          <draw:glue-point draw:id="4" svg:x="5cm" svg:y="2.475cm"/>
          <draw:glue-point draw:id="5" svg:x="5cm" svg:y="-2.268cm"/>
          <draw:glue-point draw:id="6" svg:x="3.778cm" svg:y="5.003cm"/>
          <draw:glue-point draw:id="7" svg:x="-4.999cm" svg:y="2.381cm"/>
          <draw:glue-point draw:id="8" svg:x="2.636cm" svg:y="5.003cm"/>
          <draw:custom-shape draw:style-name="gr27" draw:text-style-name="P4" draw:layer="layout" svg:width="5.5cm" svg:height="5.024cm" svg:x="10.9cm" svg:y="4.768cm">
            <text:p text:style-name="P3"><text:span text:style-name="T7">Examinar mensagen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742.501353546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5" draw:layer="layout" svg:x1="10.9cm" svg:y1="5.394cm" svg:x2="16.4cm" svg:y2="5.394cm">
            <text:p/>
          </draw:line>
          <draw:frame draw:style-name="gr29" draw:text-style-name="P7" draw:layer="layout" svg:width="5.5cm" svg:height="4.385cm" svg:x="10.9cm" svg:y="5.348cm">
            <draw:text-box>
              <text:p text:style-name="P6"><text:span text:style-name="T3">perceive &lt;cabeçalhos&gt;</text:span></text:p>
              <text:p text:style-name="P6"><text:span text:style-name="T3">choose{</text:span></text:p>
              <text:p text:style-name="P6"><text:span text:style-name="T6"><text:s text:c="3"/></text:span><text:span text:style-name="T6">activate &lt;escrever&gt;</text:span></text:p>
              <text:p text:style-name="P6"><text:span text:style-name="T6"><text:s text:c="3"/></text:span><text:span text:style-name="T6">sequence{</text:span></text:p>
              <text:p text:style-name="P6"><text:span text:style-name="T6"><text:s text:c="6"/></text:span><text:span text:style-name="T6">select &lt;cabeçalhos&gt;</text:span></text:p>
              <text:p text:style-name="P6"><text:span text:style-name="T6"><text:s text:c="6"/></text:span><text:span text:style-name="T6">activate &lt;ler&gt;</text:span></text:p>
              <text:p text:style-name="P6"><text:span text:style-name="T6"><text:s text:c="3"/></text:span><text:span text:style-name="T6">}</text:span></text:p>
              <text:p text:style-name="P6"><text:span text:style-name="T6"><text:s text:c="3"/></text:span><text:span text:style-name="T6">sequence{</text:span></text:p>
              <text:p text:style-name="P6"><text:span text:style-name="T6"><text:s text:c="6"/></text:span><text:span text:style-name="T6">select + &lt;cabeçalhos&gt;</text:span></text:p>
              <text:p text:style-name="P6"><text:span text:style-name="T6"><text:s text:c="6"/></text:span><text:span text:style-name="T6">activate</text:span><text:span text:style-name="T3"> “excluir”</text:span></text:p>
              <text:p text:style-name="P6"><text:span text:style-name="T6"><text:s text:c="3"/></text:span><text:span text:style-name="T6">}</text:span></text:p>
              <text:p text:style-name="P6"><text:span text:style-name="T3">}</text:span></text:p>
              <text:p text:style-name="P6"><text:span text:style-name="T6">activate “encerrar”</text:span></text:p>
            </draw:text-box>
          </draw:frame>
        </draw:g>
        <draw:frame draw:style-name="gr30" draw:text-style-name="P9" draw:layer="layout" svg:width="3.153cm" svg:height="1.039cm" svg:x="8.272cm" svg:y="2.208cm">
          <draw:text-box>
            <text:p text:style-name="P8"><text:span text:style-name="T10">“</text:span><text:span text:style-name="T10">dados inválidos”</text:span></text:p>
          </draw:text-box>
        </draw:frame>
        <draw:g draw:id="id9">
          <draw:custom-shape draw:style-name="gr31" draw:text-style-name="P4" draw:layer="layout" svg:width="3.352cm" svg:height="1.271cm" svg:x="8.132cm" svg:y="3.141cm">
            <text:p text:style-name="P3"><text:span text:style-name="T7">efetuarLo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5" draw:layer="layout" svg:x1="8.144cm" svg:y1="3.783cm" svg:x2="11.484cm" svg:y2="3.784cm">
            <text:p/>
          </draw:line>
        </draw:g>
        <draw:custom-shape draw:style-name="gr33" draw:text-style-name="P1" draw:id="id21" draw:layer="layout" svg:width="0.772cm" svg:height="0.772cm" svg:x="0.996cm" svg:y="2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1">
          <draw:glue-point draw:id="4" svg:x="5.004cm" svg:y="2.922cm"/>
          <draw:glue-point draw:id="5" svg:x="0.127cm" svg:y="0.483cm"/>
          <draw:glue-point draw:id="6" svg:x="2.608cm" svg:y="5.002cm"/>
          <draw:glue-point draw:id="7" svg:x="-2.595cm" svg:y="5cm"/>
          <draw:custom-shape draw:style-name="gr34" draw:text-style-name="P4" draw:layer="layout" svg:width="4.6cm" svg:height="5.081cm" svg:x="18.1cm" svg:y="4.743cm">
            <text:p text:style-name="P3"><text:span text:style-name="T7">Escrever mensag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422.96450939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5" draw:text-style-name="P5" draw:layer="layout" svg:x1="18.1cm" svg:y1="5.331cm" svg:x2="22.7cm" svg:y2="5.331cm">
            <text:p/>
          </draw:line>
          <draw:frame draw:style-name="gr36" draw:text-style-name="P7" draw:layer="layout" svg:width="4.6cm" svg:height="4.428cm" svg:x="18.1cm" svg:y="5.396cm">
            <draw:text-box>
              <text:p text:style-name="P6"><text:span text:style-name="T6">sequence{</text:span></text:p>
              <text:p text:style-name="P6"><text:span text:style-name="T6"><text:s text:c="3"/></text:span><text:span text:style-name="T6">jon{</text:span></text:p>
              <text:p text:style-name="P6"><text:span text:style-name="T6"><text:s text:c="6"/></text:span><text:span text:style-name="T6">enter* &lt;address&gt;</text:span></text:p>
              <text:p text:style-name="P6"><text:span text:style-name="T6"><text:s text:c="6"/></text:span><text:span text:style-name="T6">enter &lt;subject&gt;</text:span></text:p>
              <text:p text:style-name="P6"><text:span text:style-name="T6"><text:s text:c="6"/></text:span><text:span text:style-name="T6">enter &lt;</text:span><text:span text:style-name="T8">mensagem</text:span><text:span text:style-name="T6">&gt;</text:span></text:p>
              <text:p text:style-name="P6"><text:span text:style-name="T6"><text:s text:c="6"/></text:span><text:span text:style-name="T6">combine{</text:span></text:p>
              <text:p text:style-name="P6"><text:span text:style-name="T6"><text:s text:c="9"/></text:span><text:span text:style-name="T6">perceive &lt;anexos&gt;</text:span></text:p>
              <text:p text:style-name="P6"><text:span text:style-name="T6"><text:s text:c="9"/></text:span><text:span text:style-name="T6">activate “anexar”</text:span></text:p>
              <text:p text:style-name="P6"><text:span text:style-name="T6"><text:s text:c="6"/></text:span><text:span text:style-name="T6">}</text:span></text:p>
              <text:p text:style-name="P6"><text:span text:style-name="T6"><text:s text:c="3"/></text:span><text:span text:style-name="T6">}</text:span></text:p>
              <text:p text:style-name="P6"><text:span text:style-name="T6"><text:s text:c="3"/></text:span><text:span text:style-name="T6">activate “</text:span><text:span text:style-name="T8">enviar</text:span><text:span text:style-name="T6">”</text:span></text:p>
              <text:p text:style-name="P6"><text:span text:style-name="T6">}</text:span></text:p>
              <text:p text:style-name="P6"><text:span text:style-name="T6">activate</text:span><text:span text:style-name="T3"> “</text:span><text:span text:style-name="T4">descartar</text:span><text:span text:style-name="T3">”</text:span></text:p>
            </draw:text-box>
          </draw:frame>
        </draw:g>
        <draw:g draw:id="id18">
          <draw:custom-shape draw:style-name="gr37" draw:text-style-name="P4" draw:layer="layout" svg:width="3.116cm" svg:height="1.271cm" svg:x="6.9cm" svg:y="5.229cm">
            <text:p text:style-name="P3"><text:span text:style-name="T7">efetuarLog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5" draw:layer="layout" svg:x1="6.911cm" svg:y1="5.871cm" svg:x2="10.016cm" svg:y2="5.872cm">
            <text:p/>
          </draw:line>
        </draw:g>
        <draw:connector draw:style-name="gr39" draw:text-style-name="P1" draw:layer="layout" svg:x1="9.808cm" svg:y1="3.141cm" svg:x2="4.561cm" svg:y2="2.101cm" draw:start-shape="id9" draw:start-glue-point="0" draw:end-shape="id10" draw:end-glue-point="0" svg:d="m9808 3141v-1541h-5247v501">
          <text:p/>
        </draw:connector>
        <draw:g draw:id="id14">
          <draw:glue-point draw:id="4" svg:x="-2.262cm" svg:y="-4.687cm"/>
          <draw:glue-point draw:id="5" svg:x="2.448cm" svg:y="-5cm"/>
          <draw:glue-point draw:id="6" svg:x="5cm" svg:y="-2.423cm"/>
          <draw:custom-shape draw:style-name="gr40" draw:text-style-name="P4" draw:layer="layout" svg:width="4.68cm" svg:height="4.047cm" svg:x="3.175cm" svg:y="8.2cm">
            <text:p text:style-name="P3"><text:span text:style-name="T7">Ler mensag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744.741998693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1" draw:text-style-name="P5" draw:layer="layout" svg:x1="3.175cm" svg:y1="8.715cm" svg:x2="7.855cm" svg:y2="8.715cm">
            <text:p/>
          </draw:line>
          <draw:frame draw:style-name="gr42" draw:text-style-name="P7" draw:layer="layout" svg:width="4.68cm" svg:height="3.525cm" svg:x="3.175cm" svg:y="8.722cm">
            <draw:text-box>
              <text:p text:style-name="P6"><text:span text:style-name="T6">perceive &lt;from&gt;</text:span></text:p>
              <text:p text:style-name="P6"><text:span text:style-name="T6">perceive &lt;to&gt;</text:span></text:p>
              <text:p text:style-name="P6"><text:span text:style-name="T6">perceive &lt;subject&gt;</text:span></text:p>
              <text:p text:style-name="P6"><text:span text:style-name="T6">perceive &lt;</text:span><text:span text:style-name="T8">mensagem</text:span><text:span text:style-name="T6">&gt;</text:span></text:p>
              <text:p text:style-name="P6"><text:span text:style-name="T6">sequence{</text:span></text:p>
              <text:p text:style-name="P6"><text:span text:style-name="T6"><text:s text:c="3"/></text:span><text:span text:style-name="T6">select &lt;</text:span><text:span text:style-name="T8">anexos</text:span><text:span text:style-name="T6">&gt;</text:span></text:p>
              <text:p text:style-name="P6"><text:span text:style-name="T6"><text:s text:c="3"/></text:span><text:span text:style-name="T6">activate “</text:span><text:span text:style-name="T8">visualizar”</text:span><text:span text:style-name="T6"><text:line-break/></text:span><text:span text:style-name="T6">}</text:span></text:p>
              <text:p text:style-name="P6"><text:span text:style-name="T6">activate “</text:span><text:span text:style-name="T8">excluir</text:span><text:span text:style-name="T6">”</text:span></text:p>
              <text:p text:style-name="P6"><text:span text:style-name="T6">activate</text:span><text:span text:style-name="T3"> “</text:span><text:span text:style-name="T4">voltar</text:span><text:span text:style-name="T3">”</text:span></text:p>
            </draw:text-box>
          </draw:frame>
        </draw:g>
        <draw:connector draw:style-name="gr43" draw:text-style-name="P8" draw:layer="layout" draw:line-skew="-0.461cm" svg:x1="20.4cm" svg:y1="4.743cm" svg:x2="13.65cm" svg:y2="4.768cm" draw:start-shape="id11" draw:start-glue-point="0" draw:end-shape="id12" draw:end-glue-point="0" svg:d="m20400 4743v-963h-6750v988">
          <text:p text:style-name="P8"><text:span text:style-name="T10">“</text:span><text:span text:style-name="T10">descartar”</text:span></text:p>
        </draw:connector>
        <draw:connector draw:style-name="gr44" draw:text-style-name="P8" draw:layer="layout" svg:x1="11.484cm" svg:y1="3.776cm" svg:x2="13.65cm" svg:y2="4.768cm" draw:start-shape="id9" draw:start-glue-point="1" draw:end-shape="id12" draw:end-glue-point="0" svg:d="m11484 3776h2166v992">
          <text:p text:style-name="P8"><text:span text:style-name="T10">&lt;cabeçalhos&gt;</text:span></text:p>
        </draw:connector>
        <draw:connector draw:style-name="gr23" draw:text-style-name="P3" draw:layer="layout" svg:x1="16.4cm" svg:y1="7.28cm" svg:x2="18.1cm" svg:y2="7.283cm" draw:start-shape="id12" draw:start-glue-point="1" draw:end-shape="id11" draw:end-glue-point="3" svg:d="m16400 7280h851v3h849">
          <text:p text:style-name="P6"><text:span text:style-name="T8">“</text:span><text:span text:style-name="T8">escrever”</text:span></text:p>
          <text:p text:style-name="P6"><text:span text:style-name="T8"/></text:p>
        </draw:connector>
        <draw:g draw:id="id13">
          <draw:custom-shape draw:style-name="gr45" draw:text-style-name="P4" draw:layer="layout" svg:width="3.783cm" svg:height="1.271cm" svg:x="24.175cm" svg:y="4.8cm">
            <text:p text:style-name="P3"><text:span text:style-name="T7">enviarMensag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5" draw:layer="layout" svg:x1="24.188cm" svg:y1="5.442cm" svg:x2="27.958cm" svg:y2="5.443cm">
            <text:p/>
          </draw:line>
        </draw:g>
        <draw:connector draw:style-name="gr23" draw:text-style-name="P3" draw:layer="layout" svg:x1="22.7cm" svg:y1="7.283cm" svg:x2="24.175cm" svg:y2="5.435cm" draw:start-shape="id11" draw:start-glue-point="1" draw:end-shape="id13" draw:end-glue-point="3" svg:d="m22700 7283h738v-1848h737">
          <text:p text:style-name="P6"><text:span text:style-name="T6">“</text:span><text:span text:style-name="T6">enviar”</text:span></text:p>
        </draw:connector>
        <draw:connector draw:style-name="gr47" draw:text-style-name="P1" draw:layer="layout" draw:line-skew="-0.487cm" svg:x1="26.066cm" svg:y1="4.8cm" svg:x2="13.65cm" svg:y2="4.768cm" draw:start-shape="id13" draw:start-glue-point="0" draw:end-shape="id12" draw:end-glue-point="0" svg:d="m26066 4800v-1020h-12416v988">
          <text:p/>
        </draw:connector>
        <draw:g draw:id="id16">
          <draw:custom-shape draw:style-name="gr48" draw:text-style-name="P4" draw:layer="layout" svg:width="3.783cm" svg:height="1.271cm" svg:x="3.6cm" svg:y="17.1cm">
            <text:p text:style-name="P3"><text:span text:style-name="T7">excluirMensag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" draw:layer="layout" svg:x1="3.613cm" svg:y1="17.742cm" svg:x2="7.383cm" svg:y2="17.743cm">
            <text:p/>
          </draw:line>
        </draw:g>
        <draw:connector draw:style-name="gr23" draw:text-style-name="P3" draw:layer="layout" svg:x1="5.515cm" svg:y1="12.247cm" svg:x2="5.513cm" svg:y2="13.5cm" draw:start-shape="id14" draw:start-glue-point="2" draw:end-shape="id15" draw:end-glue-point="0" svg:d="m5515 12247v627h-2v626">
          <text:p text:style-name="P6"><text:span text:style-name="T6">“</text:span><text:span text:style-name="T6">excluir”</text:span></text:p>
        </draw:connector>
        <draw:g draw:id="id15">
          <draw:custom-shape draw:style-name="gr50" draw:text-style-name="P4" draw:layer="layout" svg:width="4.373cm" svg:height="2.6cm" svg:x="3.327cm" svg:y="13.5cm">
            <text:p text:style-name="P3"><text:span text:style-name="T11">Excluir mensag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1" draw:text-style-name="P5" draw:layer="layout" svg:x1="3.327cm" svg:y1="13.947cm" svg:x2="7.7cm" svg:y2="13.947cm">
            <text:p/>
          </draw:line>
          <draw:frame draw:style-name="gr52" draw:text-style-name="P7" draw:layer="layout" svg:width="4.373cm" svg:height="2.159cm" svg:x="3.327cm" svg:y="13.947cm">
            <draw:text-box>
              <text:p text:style-name="P6"><text:span text:style-name="T3">perceive “Deseja excluir esta</text:span></text:p>
              <text:p text:style-name="P6"><text:span text:style-name="T3"><text:s text:c="3"/></text:span><text:span text:style-name="T4">mensagem</text:span><text:span text:style-name="T3">?”</text:span></text:p>
              <text:p text:style-name="P6"><text:span text:style-name="T3">choose{</text:span></text:p>
              <text:p text:style-name="P6"><text:span text:style-name="T3"><text:s text:c="3"/></text:span><text:span text:style-name="T3">activate “</text:span><text:span text:style-name="T4">sim</text:span><text:span text:style-name="T3">”</text:span></text:p>
              <text:p text:style-name="P6"><text:span text:style-name="T3"><text:s text:c="3"/></text:span><text:span text:style-name="T3">activate “</text:span><text:span text:style-name="T4">não</text:span><text:span text:style-name="T3">”</text:span></text:p>
              <text:p text:style-name="P6"><text:span text:style-name="T3">}</text:span></text:p>
            </draw:text-box>
          </draw:frame>
        </draw:g>
        <draw:connector draw:style-name="gr53" draw:text-style-name="P3" draw:layer="layout" draw:line-skew="-0.546cm" svg:x1="3.327cm" svg:y1="14.803cm" svg:x2="3.175cm" svg:y2="10.223cm" draw:start-shape="id15" draw:start-glue-point="3" draw:end-shape="id14" draw:end-glue-point="3" svg:d="m3327 14803h-1199v-4580h1047">
          <text:p text:style-name="P6"><text:span text:style-name="T6">“</text:span><text:span text:style-name="T6">não”</text:span></text:p>
        </draw:connector>
        <draw:connector draw:style-name="gr44" draw:text-style-name="P3" draw:layer="layout" svg:x1="10.9cm" svg:y1="7.28cm" svg:x2="5.515cm" svg:y2="8.2cm" draw:start-shape="id12" draw:start-glue-point="3" draw:end-shape="id14" draw:end-glue-point="0" svg:d="m10900 7280h-5385v920">
          <text:p text:style-name="P6"><text:span text:style-name="T6">“</text:span><text:span text:style-name="T6">ler”</text:span></text:p>
        </draw:connector>
        <draw:connector draw:style-name="gr23" draw:text-style-name="P3" draw:layer="layout" svg:x1="5.513cm" svg:y1="16.106cm" svg:x2="5.491cm" svg:y2="17.1cm" draw:start-shape="id15" draw:start-glue-point="2" draw:end-shape="id16" draw:end-glue-point="0" svg:d="m5513 16106v497h-22v497">
          <text:p text:style-name="P6"><text:span text:style-name="T6">“</text:span><text:span text:style-name="T6">sim”</text:span></text:p>
        </draw:connector>
        <draw:connector draw:style-name="gr54" draw:text-style-name="P8" draw:layer="layout" svg:x1="7.383cm" svg:y1="17.735cm" svg:x2="13.65cm" svg:y2="9.792cm" draw:start-shape="id16" draw:start-glue-point="1" draw:end-shape="id12" draw:end-glue-point="2" svg:d="m7383 17735h6267v-7943">
          <text:p text:style-name="P8"><text:span text:style-name="T10">&lt;cabeçalhos&gt;</text:span></text:p>
        </draw:connector>
        <draw:g draw:id="id17">
          <draw:glue-point draw:id="4" svg:x="-4.998cm" svg:y="-2.248cm"/>
          <draw:glue-point draw:id="5" svg:x="-2.738cm" svg:y="-5cm"/>
          <draw:custom-shape draw:style-name="gr55" draw:text-style-name="P4" draw:layer="layout" svg:width="5cm" svg:height="2.606cm" svg:x="16.6cm" svg:y="12.494cm">
            <text:p text:style-name="P3"><text:span text:style-name="T11">Excluir mensagen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6" draw:text-style-name="P5" draw:layer="layout" svg:x1="16.6cm" svg:y1="12.941cm" svg:x2="21.6cm" svg:y2="12.941cm">
            <text:p/>
          </draw:line>
          <draw:frame draw:style-name="gr57" draw:text-style-name="P7" draw:layer="layout" svg:width="5cm" svg:height="2.159cm" svg:x="16.6cm" svg:y="12.941cm">
            <draw:text-box>
              <text:p text:style-name="P6"><text:span text:style-name="T3">perceive “</text:span><text:span text:style-name="T6">Deseja excluir</text:span><text:span text:style-name="T3"> a(s) </text:span></text:p>
              <text:p text:style-name="P6"><text:span text:style-name="T3"><text:s text:c="3"/></text:span><text:span text:style-name="T3">mensagem(ns) selecionada(s)?”</text:span></text:p>
              <text:p text:style-name="P6"><text:span text:style-name="T3">choose{</text:span></text:p>
              <text:p text:style-name="P6"><text:span text:style-name="T3"><text:s text:c="3"/></text:span><text:span text:style-name="T3">activate “</text:span><text:span text:style-name="T4">sim</text:span><text:span text:style-name="T3">”</text:span></text:p>
              <text:p text:style-name="P6"><text:span text:style-name="T3"><text:s text:c="3"/></text:span><text:span text:style-name="T3">activate “</text:span><text:span text:style-name="T4">não</text:span><text:span text:style-name="T3">”</text:span></text:p>
              <text:p text:style-name="P6"><text:span text:style-name="T3">}</text:span></text:p>
            </draw:text-box>
          </draw:frame>
        </draw:g>
        <draw:connector draw:style-name="gr22" draw:text-style-name="P3" draw:layer="layout" svg:x1="16.4cm" svg:y1="8.523cm" svg:x2="17.731cm" svg:y2="12.494cm" draw:start-shape="id12" draw:start-glue-point="4" draw:end-shape="id17" draw:end-glue-point="5" svg:d="m16400 8523h1331v3971">
          <text:p text:style-name="P6"><text:span text:style-name="T6">“</text:span><text:span text:style-name="T6">excluir”</text:span></text:p>
        </draw:connector>
        <draw:connector draw:style-name="gr58" draw:text-style-name="P1" draw:layer="layout" svg:x1="10.9cm" svg:y1="7.28cm" svg:x2="8.458cm" svg:y2="6.5cm" draw:start-shape="id12" draw:start-glue-point="3" draw:end-shape="id18" svg:d="m10900 7280h-2442v-780">
          <text:p text:style-name="P1"><text:span text:style-name="T10">“</text:span><text:span text:style-name="T10">encerra”,120s</text:span></text:p>
        </draw:connector>
        <draw:connector draw:style-name="gr59" draw:text-style-name="P1" draw:layer="layout" svg:x1="8.458cm" svg:y1="5.229cm" svg:x2="6.455cm" svg:y2="4.566cm" draw:start-shape="id18" draw:start-glue-point="0" draw:end-shape="id10" draw:end-glue-point="6" svg:d="m8458 5229v-663h-2003">
          <text:p/>
        </draw:connector>
        <draw:connector draw:style-name="gr23" draw:text-style-name="P3" draw:layer="layout" svg:x1="19.1cm" svg:y1="15.1cm" svg:x2="19.132cm" svg:y2="17.101cm" draw:start-shape="id17" draw:start-glue-point="2" draw:end-shape="id19" draw:end-glue-point="0" svg:d="m19100 15100v1001h32v1000">
          <text:p text:style-name="P6"><text:span text:style-name="T6">“</text:span><text:span text:style-name="T6">sim”</text:span></text:p>
        </draw:connector>
        <draw:g draw:id="id20">
          <draw:custom-shape draw:style-name="gr60" draw:text-style-name="P4" draw:layer="layout" svg:width="3.5cm" svg:height="1cm" svg:x="8.8cm" svg:y="13.5cm">
            <text:p text:style-name="P3"><text:span text:style-name="T2">Visualizador</text:span><text:span text:style-name="T2"><text:line-break/></text:span><text:span text:style-name="T2">de arquivos (SO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2" draw:text-style-name="P3" draw:layer="layout" svg:x1="7.855cm" svg:y1="10.223cm" svg:x2="10.55cm" svg:y2="13.5cm" draw:start-shape="id14" draw:start-glue-point="1" draw:end-shape="id20" draw:end-glue-point="0" svg:d="m7855 10223h2695v3277">
          <text:p text:style-name="P6"><text:span text:style-name="T8">“</text:span><text:span text:style-name="T8">visualizar”</text:span></text:p>
        </draw:connector>
        <draw:connector draw:style-name="gr23" draw:text-style-name="P3" draw:layer="layout" svg:x1="7.855cm" svg:y1="9.243cm" svg:x2="10.901cm" svg:y2="8.476cm" draw:start-shape="id14" draw:start-glue-point="6" draw:end-shape="id12" draw:end-glue-point="7" svg:d="m7855 9243h1523v-767h1523">
          <text:p text:style-name="P6"><text:span text:style-name="T6">“</text:span><text:span text:style-name="T6">voltar”</text:span></text:p>
        </draw:connector>
        <draw:connector draw:style-name="gr53" draw:text-style-name="P3" draw:layer="layout" svg:x1="16.6cm" svg:y1="13.797cm" svg:x2="15.099cm" svg:y2="9.792cm" draw:start-shape="id17" draw:start-glue-point="3" draw:end-shape="id12" draw:end-glue-point="8" svg:d="m16600 13797h-1501v-4005">
          <text:p text:style-name="P6"><text:span text:style-name="T6">“</text:span><text:span text:style-name="T6">não”</text:span></text:p>
        </draw:connector>
        <draw:connector draw:style-name="gr59" draw:text-style-name="P1" draw:layer="layout" svg:x1="1.768cm" svg:y1="2.944cm" svg:x2="2.667cm" svg:y2="2.942cm" draw:start-shape="id21" draw:start-glue-point="10" draw:end-shape="id10" draw:end-glue-point="4" svg:d="m1768 2944h450v-2h449">
          <text:p/>
        </draw:connector>
        <draw:connector draw:style-name="gr23" draw:text-style-name="P1" draw:layer="layout" svg:x1="6.455cm" svg:y1="3.784cm" svg:x2="8.132cm" svg:y2="3.776cm" draw:start-shape="id10" draw:start-glue-point="1" draw:end-shape="id9" draw:end-glue-point="3" svg:d="m6455 3784h839v-8h838">
          <text:p text:style-name="P1"><text:span text:style-name="T10">“</text:span><text:span text:style-name="T10">entrar”</text:span></text:p>
          <text:p text:style-name="P1"><text:span text:style-name="T10"/></text:p>
        </draw:connector>
        <draw:connector draw:style-name="gr61" draw:text-style-name="P3" draw:layer="layout" svg:x1="26.066cm" svg:y1="6.071cm" svg:x2="22.7cm" svg:y2="8.767cm" draw:start-shape="id13" draw:start-glue-point="2" draw:end-shape="id11" draw:end-glue-point="4" svg:d="m26066 6071v2696h-3366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10"><text:span text:style-name="T6">“</text:span><text:span text:style-name="T6">Falha ao enviar</text:span><text:span text:style-name="T6"><text:line-break/></text:span><text:span text:style-name="T6"> a mensagem!”</text:span></text:p>
        </draw:connector>
        <draw:g draw:id="id23">
          <draw:custom-shape draw:style-name="gr62" draw:text-style-name="P4" draw:layer="layout" svg:width="3.783cm" svg:height="1.271cm" svg:x="23.847cm" svg:y="13.93cm">
            <text:p text:style-name="P3"><text:span text:style-name="T7">anexarArquiv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5" draw:layer="layout" svg:x1="23.86cm" svg:y1="14.572cm" svg:x2="27.63cm" svg:y2="14.573cm">
            <text:p/>
          </draw:line>
        </draw:g>
        <draw:g draw:id="id22">
          <draw:glue-point draw:id="4" svg:x="5.004cm" svg:y="2.922cm"/>
          <draw:glue-point draw:id="5" svg:x="-5cm" svg:y="-2.124cm"/>
          <draw:glue-point draw:id="6" svg:x="-4.976cm" svg:y="2.669cm"/>
          <draw:custom-shape draw:style-name="gr64" draw:text-style-name="P4" draw:layer="layout" svg:width="4.31cm" svg:height="3.427cm" svg:x="23.59cm" svg:y="9.372cm">
            <text:p text:style-name="P3"><text:span text:style-name="T7">Anexar arquiv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50.22101326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5" draw:text-style-name="P5" draw:layer="layout" svg:x1="23.59cm" svg:y1="9.903cm" svg:x2="27.9cm" svg:y2="9.903cm">
            <text:p/>
          </draw:line>
          <draw:frame draw:style-name="gr66" draw:text-style-name="P7" draw:layer="layout" svg:width="4.31cm" svg:height="2.887cm" svg:x="23.59cm" svg:y="9.912cm">
            <draw:text-box>
              <text:p text:style-name="P6"><text:span text:style-name="T6">repeat{</text:span></text:p>
              <text:p text:style-name="P6"><text:span text:style-name="T6"><text:s text:c="3"/></text:span><text:span text:style-name="T6">perceive &lt;anexos&gt;</text:span></text:p>
              <text:p text:style-name="P6"><text:span text:style-name="T6"><text:s text:c="3"/></text:span><text:span text:style-name="T6">sequence{</text:span></text:p>
              <text:p text:style-name="P6"><text:span text:style-name="T6"><text:s text:c="6"/></text:span><text:span text:style-name="T6">select &lt;file&gt;</text:span></text:p>
              <text:p text:style-name="P6"><text:span text:style-name="T6"><text:s text:c="6"/></text:span><text:span text:style-name="T6">activate “adicionar”</text:span></text:p>
              <text:p text:style-name="P6"><text:span text:style-name="T6"><text:s text:c="3"/></text:span><text:span text:style-name="T6">}</text:span></text:p>
              <text:p text:style-name="P6"><text:span text:style-name="T6">}</text:span></text:p>
              <text:p text:style-name="P6"><text:span text:style-name="T6">activate</text:span><text:span text:style-name="T3"> “</text:span><text:span text:style-name="T4">concluído</text:span><text:span text:style-name="T3">”</text:span></text:p>
            </draw:text-box>
          </draw:frame>
        </draw:g>
        <draw:connector draw:style-name="gr23" draw:text-style-name="P3" draw:layer="layout" svg:x1="25.745cm" svg:y1="12.799cm" svg:x2="25.738cm" svg:y2="13.93cm" draw:start-shape="id22" draw:start-glue-point="2" draw:end-shape="id23" svg:d="m25745 12799v565h-7v566">
          <text:p text:style-name="P6"><text:span text:style-name="T6">“</text:span><text:span text:style-name="T6">adicionar”</text:span></text:p>
        </draw:connector>
        <draw:connector draw:style-name="gr53" draw:text-style-name="P3" draw:layer="layout" svg:x1="21.599cm" svg:y1="9.824cm" svg:x2="23.59cm" svg:y2="10.358cm" draw:start-shape="id11" draw:start-glue-point="6" draw:end-shape="id22" draw:end-glue-point="5" svg:d="m21599 9824v534h1991">
          <text:p text:style-name="P6"><text:span text:style-name="T6">“</text:span><text:span text:style-name="T6">anexar”</text:span></text:p>
        </draw:connector>
        <draw:connector draw:style-name="gr67" draw:text-style-name="P10" draw:layer="layout" svg:x1="27.63cm" svg:y1="14.565cm" svg:x2="27.9cm" svg:y2="11.085cm" draw:start-shape="id23" draw:start-glue-point="1" draw:end-shape="id22" draw:end-glue-point="1" svg:d="m27630 14565h772v-3480h-502"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>“</text:span><text:span text:style-name="T6">Falha ao</text:span></text:p>
          <text:p text:style-name="P10"><text:span text:style-name="T6">anexar arquivo!”</text:span></text:p>
        </draw:connector>
        <draw:connector draw:style-name="gr23" draw:text-style-name="P10" draw:layer="layout" svg:x1="23.847cm" svg:y1="14.565cm" svg:x2="23.601cm" svg:y2="11.999cm" draw:start-shape="id23" draw:start-glue-point="3" draw:end-shape="id22" draw:end-glue-point="6" svg:d="m23847 14565h-758v-2566h512">
          <text:p text:style-name="P10"><text:span text:style-name="T6">&lt;anexos&gt;</text:span></text:p>
        </draw:connector>
        <draw:connector draw:style-name="gr53" draw:text-style-name="P3" draw:layer="layout" svg:x1="23.59cm" svg:y1="11.085cm" svg:x2="20.4cm" svg:y2="9.824cm" draw:start-shape="id22" draw:start-glue-point="3" draw:end-shape="id11" svg:d="m23590 11085h-3190v-1261">
          <text:p text:style-name="P6"><text:span text:style-name="T6">“</text:span><text:span text:style-name="T8">concluído</text:span><text:span text:style-name="T6">”</text:span></text:p>
        </draw:connector>
        <draw:g draw:id="id19">
          <draw:custom-shape draw:style-name="gr68" draw:text-style-name="P4" draw:layer="layout" svg:width="3.783cm" svg:height="1.271cm" svg:x="17.241cm" svg:y="17.101cm">
            <text:p text:style-name="P3"><text:span text:style-name="T7">excluirMensage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9" draw:text-style-name="P5" draw:layer="layout" svg:x1="17.254cm" svg:y1="17.743cm" svg:x2="21.024cm" svg:y2="17.744cm">
            <text:p/>
          </draw:line>
        </draw:g>
        <draw:connector draw:style-name="gr53" draw:text-style-name="P8" draw:layer="layout" svg:x1="17.241cm" svg:y1="17.736cm" svg:x2="13.65cm" svg:y2="9.792cm" draw:start-shape="id19" draw:start-glue-point="3" draw:end-shape="id12" draw:end-glue-point="2" svg:d="m17241 17736h-3591v-7944">
          <text:p text:style-name="P8"><text:span text:style-name="T10">&lt;cabeçalhos&gt;</text:span></text:p>
        </draw:connector>
        <draw:g draw:id="id24">
          <draw:custom-shape draw:style-name="gr70" draw:text-style-name="P1" draw:layer="layout" svg:width="0.772cm" svg:height="0.772cm" svg:x="1cm" svg:y="4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" draw:layer="layout" svg:width="0.614cm" svg:height="0.614cm" svg:x="1.079cm" svg:y="4.2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3" draw:text-style-name="P3" draw:layer="layout" svg:x1="2.667cm" svg:y1="4.57cm" svg:x2="1.772cm" svg:y2="4.553cm" draw:start-shape="id10" draw:start-glue-point="5" draw:end-shape="id24" draw:end-glue-point="1" svg:d="m2667 4570h-447v-17h-448">
          <text:p text:style-name="P6"><text:span text:style-name="T8">“</text:span><text:span text:style-name="T8">sair”</text:span></text:p>
          <text:p text:style-name="P6"><text:span text:style-name="T8"/></text:p>
        </draw:connector>
      </draw:page>
      <draw:page draw:name="page4" draw:style-name="dp1" draw:master-page-name="Default">
        <office:forms form:automatic-focus="false" form:apply-design-mode="false"/>
        <draw:g draw:id="id27">
          <draw:custom-shape draw:style-name="gr72" draw:text-style-name="P11" draw:layer="layout" svg:width="6.5cm" svg:height="4.457cm" svg:x="11.5cm" svg:y="3.889cm">
            <text:p text:style-name="P8"><text:span text:style-name="T1">Copiar arquiv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34.574468085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3" draw:text-style-name="P1" draw:layer="layout" svg:x1="11.5cm" svg:y1="4.549cm" svg:x2="18cm" svg:y2="4.549cm">
            <text:p/>
          </draw:line>
          <draw:frame draw:style-name="gr74" draw:text-style-name="P13" draw:layer="layout" svg:width="6.5cm" svg:height="3.797cm" svg:x="11.5cm" svg:y="4.57cm">
            <draw:text-box>
              <text:p text:style-name="P12"><text:span text:style-name="T12">sequence{</text:span></text:p>
              <text:p text:style-name="P12"><text:span text:style-name="T12"><text:s text:c="3"/></text:span><text:span text:style-name="T12">join*{</text:span></text:p>
              <text:p text:style-name="P12"><text:span text:style-name="T12"><text:s text:c="6"/></text:span><text:span text:style-name="T12">enter &lt;origem&gt;</text:span></text:p>
              <text:p text:style-name="P12"><text:span text:style-name="T12"><text:s text:c="6"/></text:span><text:span text:style-name="T12">enter &lt;destino&gt;</text:span></text:p>
              <text:p text:style-name="P12"><text:span text:style-name="T12"><text:s text:c="3"/></text:span><text:span text:style-name="T12">}</text:span></text:p>
              <text:p text:style-name="P12"><text:span text:style-name="T12"><text:s text:c="3"/></text:span><text:span text:style-name="T12">activate “copiar”</text:span></text:p>
              <text:p text:style-name="P12"><text:span text:style-name="T12"><text:s text:c="3"/></text:span><text:span text:style-name="T12">perceive “falha ao copiar arquivo!” </text:span><text:span text:style-name="T12"><text:line-break/></text:span><text:span text:style-name="T12"> <text:s text:c="5"/>(if &lt;falha&gt; was returned)</text:span></text:p>
              <text:p text:style-name="P12"><text:span text:style-name="T12">}</text:span></text:p>
            </draw:text-box>
          </draw:frame>
        </draw:g>
        <draw:g draw:id="id28">
          <draw:glue-point draw:id="4" svg:x="-5.003cm" svg:y="2.622cm"/>
          <draw:glue-point draw:id="5" svg:x="-5.003cm" svg:y="-2.425cm"/>
          <draw:custom-shape draw:style-name="gr75" draw:text-style-name="P11" draw:layer="layout" svg:width="3.445cm" svg:height="1.27cm" svg:x="19.655cm" svg:y="5.493cm">
            <text:p text:style-name="P8"><text:span text:style-name="T1">efetuarCóp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3" draw:text-style-name="P1" draw:layer="layout" svg:x1="19.667cm" svg:y1="6.134cm" svg:x2="23.1cm" svg:y2="6.135cm">
            <text:p/>
          </draw:line>
        </draw:g>
        <draw:g draw:id="id29">
          <draw:custom-shape draw:style-name="gr72" draw:text-style-name="P11" draw:layer="layout" svg:width="4.142cm" svg:height="4.046cm" svg:x="24.558cm" svg:y="4.105cm">
            <text:p text:style-name="P8"><text:span text:style-name="T1">Copiando arquiv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64.777327935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3" draw:text-style-name="P1" draw:layer="layout" svg:x1="24.558cm" svg:y1="4.793cm" svg:x2="28.7cm" svg:y2="4.793cm">
            <text:p/>
          </draw:line>
          <draw:frame draw:style-name="gr76" draw:text-style-name="P13" draw:layer="layout" svg:width="4.142cm" svg:height="3.432cm" svg:x="24.558cm" svg:y="4.719cm">
            <draw:text-box>
              <text:p text:style-name="P12"><text:span text:style-name="T12">perceive &lt;origem&gt;</text:span></text:p>
              <text:p text:style-name="P12"><text:span text:style-name="T12">perceive &lt;destino&gt;</text:span></text:p>
              <text:p text:style-name="P12"><text:span text:style-name="T12">perceive &lt;progresso&gt;</text:span></text:p>
              <text:p text:style-name="P12"><text:span text:style-name="T12">choose{</text:span></text:p>
              <text:p text:style-name="P12"><text:span text:style-name="T12"><text:s text:c="3"/></text:span><text:span text:style-name="T12">activate “suspender”</text:span></text:p>
              <text:p text:style-name="P12"><text:span text:style-name="T12"><text:s text:c="3"/></text:span><text:span text:style-name="T12">activate “reinicar”</text:span></text:p>
              <text:p text:style-name="P12"><text:span text:style-name="T12"><text:s text:c="3"/></text:span><text:span text:style-name="T12">activate “cancelar”</text:span></text:p>
              <text:p text:style-name="P12"><text:span text:style-name="T12">}</text:span></text:p>
            </draw:text-box>
          </draw:frame>
        </draw:g>
        <draw:g draw:id="id25">
          <draw:custom-shape draw:style-name="gr75" draw:text-style-name="P11" draw:layer="layout" svg:width="3.129cm" svg:height="1.27cm" svg:x="5.976cm" svg:y="16.93cm">
            <text:p text:style-name="P8"><text:span text:style-name="T1">calcularValor</text:span>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5.987cm" svg:y1="17.571cm" svg:x2="9.105cm" svg:y2="17.572cm">
            <text:p/>
          </draw:line>
        </draw:g>
        <draw:g draw:id="id26">
          <draw:custom-shape draw:style-name="gr72" draw:text-style-name="P11" draw:layer="layout" svg:width="7.08cm" svg:height="4.985cm" svg:x="4cm" svg:y="10.515cm">
            <text:p text:style-name="P8"><text:span text:style-name="T1">Calcular Val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80.37383177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3" draw:text-style-name="P1" draw:layer="layout" svg:x1="4cm" svg:y1="11.225cm" svg:x2="11.08cm" svg:y2="11.225cm">
            <text:p/>
          </draw:line>
          <draw:frame draw:style-name="gr77" draw:text-style-name="P13" draw:layer="layout" svg:width="7.08cm" svg:height="4.191cm" svg:x="4cm" svg:y="11.149cm">
            <draw:text-box>
              <text:p text:style-name="P12"><text:span text:style-name="T12">sequence{</text:span></text:p>
              <text:p text:style-name="P12"><text:span text:style-name="T12"><text:s text:c="3"/></text:span><text:span text:style-name="T12">join{</text:span></text:p>
              <text:p text:style-name="P12"><text:span text:style-name="T12"><text:s text:c="6"/></text:span><text:span text:style-name="T12">enter &lt;quantidade&gt;</text:span></text:p>
              <text:p text:style-name="P12"><text:span text:style-name="T12"><text:s text:c="6"/></text:span><text:span text:style-name="T12">enter &lt;preço&gt;</text:span></text:p>
              <text:p text:style-name="P12"><text:span text:style-name="T12"><text:s text:c="3"/></text:span><text:span text:style-name="T12">}</text:span></text:p>
              <text:p text:style-name="P12"><text:span text:style-name="T12"><text:s text:c="3"/></text:span><text:span text:style-name="T12">activate “calcular”</text:span></text:p>
              <text:p text:style-name="P12"><text:span text:style-name="T12"><text:s text:c="3"/></text:span><text:span text:style-name="T12">perceive &lt;valor&gt; (if &lt;valor&gt; is returned)</text:span></text:p>
              <text:p text:style-name="P12"><text:span text:style-name="T12"><text:s text:c="3"/></text:span><text:span text:style-name="T12">perceive “um dos valores é nulo!” </text:span><text:span text:style-name="T12"><text:line-break/></text:span><text:span text:style-name="T12"> <text:s text:c="5"/>(if &lt;valorNulo&gt; is returned)</text:span></text:p>
              <text:p text:style-name="P12"><text:span text:style-name="T12">}</text:span></text:p>
            </draw:text-box>
          </draw:frame>
        </draw:g>
        <draw:connector draw:style-name="gr78" draw:text-style-name="P8" draw:layer="layout" draw:line-skew="-0.499cm" svg:x1="5.976cm" svg:y1="17.565cm" svg:x2="4cm" svg:y2="13.007cm" draw:start-shape="id25" draw:start-glue-point="3" draw:end-shape="id26" svg:d="m5976 17565h-2976v-4558h1000">
          <text:p text:style-name="P8"><text:span text:style-name="T12">&lt;valorNulo&gt;</text:span></text:p>
        </draw:connector>
        <draw:connector draw:style-name="gr79" draw:text-style-name="P8" draw:layer="layout" svg:x1="7.54cm" svg:y1="15.5cm" svg:x2="7.54cm" svg:y2="16.93cm" draw:start-shape="id26" draw:start-glue-point="2" draw:end-shape="id25" draw:end-glue-point="0" svg:d="m7540 15500v1430">
          <text:p text:style-name="P8"><text:span text:style-name="T12">calcular</text:span></text:p>
        </draw:connector>
        <draw:connector draw:style-name="gr80" draw:text-style-name="P8" draw:layer="layout" draw:line-skew="0.499cm" svg:x1="9.105cm" svg:y1="17.565cm" svg:x2="11.08cm" svg:y2="13.007cm" draw:start-shape="id25" draw:start-glue-point="1" draw:end-shape="id26" draw:end-glue-point="1" svg:d="m9105 17565h2976v-4558h-1001">
          <text:p text:style-name="P8"><text:span text:style-name="T12">&lt;valor&gt;</text:span></text:p>
        </draw:connector>
        <draw:connector draw:style-name="gr79" draw:text-style-name="P8" draw:layer="layout" svg:x1="18cm" svg:y1="6.128cm" svg:x2="19.655cm" svg:y2="6.128cm" draw:start-shape="id27" draw:start-glue-point="1" draw:end-shape="id28" draw:end-glue-point="3" svg:d="m18000 6128h1655">
          <text:p text:style-name="P12"><text:span text:style-name="T12">“</text:span><text:span text:style-name="T12">copiar”</text:span></text:p>
          <text:p text:style-name="P12"><text:span text:style-name="T12"/></text:p>
        </draw:connector>
        <draw:connector draw:style-name="gr81" draw:text-style-name="P8" draw:layer="layout" draw:line-skew="-0.604cm" svg:x1="26.629cm" svg:y1="4.105cm" svg:x2="21.377cm" svg:y2="5.493cm" draw:start-shape="id29" draw:end-shape="id28" draw:end-glue-point="0" svg:d="m26629 4105v-1105h-5252v2493">
          <text:p text:style-name="P8"><text:span text:style-name="T12">“</text:span><text:span text:style-name="T12">suspender”,”reiniciar”</text:span></text:p>
        </draw:connector>
        <draw:connector draw:style-name="gr81" draw:text-style-name="P8" draw:layer="layout" draw:line-skew="-0.387cm" svg:x1="26.629cm" svg:y1="4.105cm" svg:x2="14.75cm" svg:y2="3.889cm" draw:start-shape="id29" draw:end-shape="id27" draw:end-glue-point="0" svg:d="m26629 4105v-1105h-11879v889">
          <text:p text:style-name="P12"><text:span text:style-name="T12">“</text:span><text:span text:style-name="T12">cancelar”</text:span></text:p>
        </draw:connector>
        <draw:connector draw:style-name="gr82" draw:text-style-name="P8" draw:layer="layout" draw:line-skew="0.225cm" svg:x1="21.377cm" svg:y1="6.763cm" svg:x2="14.75cm" svg:y2="8.367cm" draw:start-shape="id28" draw:start-glue-point="2" draw:end-shape="id27" draw:end-glue-point="2" svg:d="m21377 6763v2330h-6627v-726">
          <text:p text:style-name="P8"><text:span text:style-name="T12">&lt;falha&gt;</text:span></text:p>
        </draw:connector>
        <draw:connector draw:style-name="gr83" draw:text-style-name="P1" draw:layer="layout" svg:x1="23.1cm" svg:y1="6.128cm" svg:x2="24.558cm" svg:y2="6.128cm" draw:start-shape="id28" draw:start-glue-point="1" draw:end-shape="id29" svg:d="m23100 6128h1458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84" draw:text-style-name="P14" draw:layer="layout" svg:width="3.81cm" svg:height="1.27cm" svg:x="8.69cm" svg:y="1.23cm">
          <text:p text:style-name="P1"><text:span text:style-name="T13">Referência para uma </text:span></text:p>
          <text:p text:style-name="P1"><text:span text:style-name="T13">aplicação externa.</text:span></text:p>
          <draw:enhanced-geometry svg:viewBox="0 0 21600 21600" draw:text-areas="800 800 20800 20800" draw:type="round-rectangular-callout" draw:modifiers="16918.3941222776 55538.0015735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14" draw:layer="layout" svg:width="3.81cm" svg:height="1.482cm" svg:x="16.3cm" svg:y="6.7cm">
          <text:p text:style-name="P1"><text:span text:style-name="T13">Referência para um </text:span></text:p>
          <text:p text:style-name="P1"><text:span text:style-name="T13">espaço de interação.</text:span></text:p>
          <draw:enhanced-geometry svg:viewBox="0 0 21600 21600" draw:text-areas="800 800 20800 20800" draw:type="round-rectangular-callout" draw:modifiers="1314.93046444503 -13851.3823331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lue-point draw:id="4" svg:x="2.435cm" svg:y="-4.55cm"/>
          <draw:glue-point draw:id="5" svg:x="0.291cm" svg:y="-4.55cm"/>
          <draw:glue-point draw:id="6" svg:x="0.291cm" svg:y="-4.55cm"/>
          <draw:glue-point draw:id="7" svg:x="5cm" svg:y="1.563cm"/>
          <draw:glue-point draw:id="8" svg:x="5cm" svg:y="2.095cm"/>
          <draw:glue-point draw:id="9" svg:x="5cm" svg:y="2.628cm"/>
          <draw:glue-point draw:id="10" svg:x="5cm" svg:y="-3.227cm"/>
          <draw:glue-point draw:id="11" svg:x="5cm" svg:y="4.016cm"/>
          <draw:glue-point draw:id="12" svg:x="5cm" svg:y="3.032cm"/>
          <draw:custom-shape draw:style-name="gr72" draw:text-style-name="P11" draw:layer="layout" svg:width="7.58cm" svg:height="11.832cm" svg:x="2.5cm" svg:y="7.968cm">
            <text:p text:style-name="P8"><text:span text:style-name="T1">Cadastrar material de aul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26.35536208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3" draw:text-style-name="P1" draw:layer="layout" svg:x1="2.5cm" svg:y1="8.801cm" svg:x2="10.08cm" svg:y2="8.801cm">
            <text:p/>
          </draw:line>
          <draw:frame draw:style-name="gr85" draw:text-style-name="P15" draw:layer="layout" svg:width="7.58cm" svg:height="10.961cm" svg:x="2.5cm" svg:y="8.735cm">
            <draw:text-box>
              <text:p text:style-name="P12"><text:span text:style-name="T14">join (listaDeMateriais is not empty){</text:span></text:p>
              <text:p text:style-name="P12"><text:span text:style-name="T14"><text:s text:c="3"/></text:span><text:span text:style-name="T14">perceive &lt;listaDeMateriais&gt;</text:span></text:p>
              <text:p text:style-name="P12"><text:span text:style-name="T14"><text:s text:c="3"/></text:span><text:span text:style-name="T14">sequence{</text:span></text:p>
              <text:p text:style-name="P12"><text:span text:style-name="T14"><text:s text:c="6"/></text:span><text:span text:style-name="T14">select &lt;material&gt;</text:span></text:p>
              <text:p text:style-name="P12"><text:span text:style-name="T14"><text:s text:c="6"/></text:span><text:span text:style-name="T14">choose{</text:span></text:p>
              <text:p text:style-name="P12"><text:span text:style-name="T14"><text:s text:c="9"/></text:span><text:span text:style-name="T14">activate &lt;editar&gt;</text:span></text:p>
              <text:p text:style-name="P12"><text:span text:style-name="T14"><text:s text:c="9"/></text:span><text:span text:style-name="T14">activate &lt;excluir&gt;</text:span></text:p>
              <text:p text:style-name="P12"><text:span text:style-name="T14"><text:s text:c="9"/></text:span><text:span text:style-name="T14">activate &lt;download&gt;</text:span></text:p>
              <text:p text:style-name="P12"><text:span text:style-name="T14"><text:s text:c="9"/></text:span><text:span text:style-name="T14">activate &lt;publicar&gt;</text:span></text:p>
              <text:p text:style-name="P12"><text:span text:style-name="T14"><text:s text:c="6"/></text:span><text:span text:style-name="T14">}</text:span></text:p>
              <text:p text:style-name="P12"><text:span text:style-name="T14"><text:s text:c="3"/></text:span><text:span text:style-name="T14">}</text:span></text:p>
              <text:p text:style-name="P12"><text:span text:style-name="T14"><text:s text:c="3"/></text:span><text:span text:style-name="T14">join (publicar is activated){</text:span></text:p>
              <text:p text:style-name="P12"><text:span text:style-name="T14"><text:s text:c="6"/></text:span><text:span text:style-name="T14">sequence{</text:span></text:p>
              <text:p text:style-name="P12"><text:span text:style-name="T14"><text:s text:c="9"/></text:span><text:span text:style-name="T14">select &lt;turmas&gt;</text:span></text:p>
              <text:p text:style-name="P12"><text:span text:style-name="T14"><text:s text:c="9"/></text:span><text:span text:style-name="T14">enter &lt;observações&gt;</text:span></text:p>
              <text:p text:style-name="P12"><text:span text:style-name="T14"><text:s text:c="9"/></text:span><text:span text:style-name="T14">choose{</text:span></text:p>
              <text:p text:style-name="P12"><text:span text:style-name="T14"><text:s text:c="12"/></text:span><text:span text:style-name="T14">activate &lt;publicar&gt;</text:span></text:p>
              <text:p text:style-name="P12"><text:span text:style-name="T14"><text:s text:c="12"/></text:span><text:span text:style-name="T14">activate &lt;cancelar&gt;</text:span></text:p>
              <text:p text:style-name="P12"><text:span text:style-name="T14"><text:s text:c="9"/></text:span><text:span text:style-name="T14">}</text:span></text:p>
              <text:p text:style-name="P12"><text:span text:style-name="T14"><text:s text:c="6"/></text:span><text:span text:style-name="T14">}</text:span></text:p>
              <text:p text:style-name="P12"><text:span text:style-name="T14"><text:s text:c="3"/></text:span><text:span text:style-name="T14">}</text:span></text:p>
              <text:p text:style-name="P12"><text:span text:style-name="T14"><text:s text:c="3"/></text:span><text:span text:style-name="T14">join (listaDeTurmas is not empty){</text:span></text:p>
              <text:p text:style-name="P12"><text:span text:style-name="T14"><text:s text:c="6"/></text:span><text:span text:style-name="T14">perceive &lt;listaDeMateriais&gt;</text:span></text:p>
              <text:p text:style-name="P12"><text:span text:style-name="T14"><text:s text:c="6"/></text:span><text:span text:style-name="T14">sequence{</text:span></text:p>
              <text:p text:style-name="P12"><text:span text:style-name="T14"><text:s text:c="9"/></text:span><text:span text:style-name="T14">select &lt;material&gt;</text:span></text:p>
              <text:p text:style-name="P12"><text:span text:style-name="T14"><text:s text:c="9"/></text:span><text:span text:style-name="T14">activate &lt;remove&gt;</text:span></text:p>
              <text:p text:style-name="P12"><text:span text:style-name="T14"><text:s text:c="6"/></text:span><text:span text:style-name="T14">}</text:span></text:p>
              <text:p text:style-name="P12"><text:span text:style-name="T14"><text:s text:c="3"/></text:span><text:span text:style-name="T14">}</text:span></text:p>
              <text:p text:style-name="P12"><text:span text:style-name="T14">}</text:span></text:p>
              <text:p text:style-name="P12"><text:span text:style-name="T14"/></text:p>
            </draw:text-box>
          </draw:frame>
        </draw:g>
        <draw:g draw:id="id30">
          <draw:glue-point draw:id="4" svg:x="-2.262cm" svg:y="-4.687cm"/>
          <draw:glue-point draw:id="5" svg:x="2.448cm" svg:y="-5cm"/>
          <draw:glue-point draw:id="6" svg:x="5cm" svg:y="-2.423cm"/>
          <draw:custom-shape draw:style-name="gr86" draw:text-style-name="P4" draw:layer="layout" svg:width="4.68cm" svg:height="4.592cm" svg:x="3.176cm" svg:y="1.2cm">
            <text:p text:style-name="P3"><text:span text:style-name="T2">Ler</text:span><text:span text:style-name="T7"> </text:span><text:span text:style-name="T2">mensag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744.741998693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7" draw:text-style-name="P5" draw:layer="layout" svg:x1="3.176cm" svg:y1="1.784cm" svg:x2="7.856cm" svg:y2="1.784cm">
            <text:p/>
          </draw:line>
          <draw:frame draw:style-name="gr88" draw:text-style-name="P7" draw:layer="layout" svg:width="4.68cm" svg:height="4cm" svg:x="3.176cm" svg:y="1.792cm">
            <draw:text-box>
              <text:p text:style-name="P6"><text:span text:style-name="T6">perceive &lt;</text:span><text:span text:style-name="T8">de</text:span><text:span text:style-name="T6">&gt;</text:span></text:p>
              <text:p text:style-name="P6"><text:span text:style-name="T6">perceive &lt;para&gt;</text:span></text:p>
              <text:p text:style-name="P6"><text:span text:style-name="T6">perceive &lt;</text:span><text:span text:style-name="T8">assunto</text:span><text:span text:style-name="T6">&gt;</text:span></text:p>
              <text:p text:style-name="P6"><text:span text:style-name="T6">perceive &lt;</text:span><text:span text:style-name="T8">mensagem</text:span><text:span text:style-name="T6">&gt;</text:span></text:p>
              <text:p text:style-name="P6"><text:span text:style-name="T6">perceive &lt;</text:span><text:span text:style-name="T8">anexos</text:span><text:span text:style-name="T6">&gt;</text:span></text:p>
              <text:p text:style-name="P6"><text:span text:style-name="T6">sequence{</text:span></text:p>
              <text:p text:style-name="P6"><text:span text:style-name="T6"><text:s text:c="3"/></text:span><text:span text:style-name="T6">select &lt;</text:span><text:span text:style-name="T8">anexos</text:span><text:span text:style-name="T6">&gt;</text:span></text:p>
              <text:p text:style-name="P6"><text:span text:style-name="T6"><text:s text:c="3"/></text:span><text:span text:style-name="T6">activate “</text:span><text:span text:style-name="T8">visualizar”</text:span><text:span text:style-name="T6"><text:line-break/></text:span><text:span text:style-name="T6">}</text:span></text:p>
              <text:p text:style-name="P6"><text:span text:style-name="T6">activate “</text:span><text:span text:style-name="T8">excluir</text:span><text:span text:style-name="T6">”</text:span></text:p>
              <text:p text:style-name="P6"><text:span text:style-name="T6">activate</text:span><text:span text:style-name="T3"> “</text:span><text:span text:style-name="T4">voltar</text:span><text:span text:style-name="T3">”</text:span></text:p>
            </draw:text-box>
          </draw:frame>
        </draw:g>
        <draw:g draw:id="id31">
          <draw:custom-shape draw:style-name="gr89" draw:text-style-name="P4" draw:layer="layout" svg:width="3.5cm" svg:height="1cm" svg:x="8.801cm" svg:y="4.7cm">
            <text:p text:style-name="P3"><text:span text:style-name="T2">Visualizador</text:span><text:span text:style-name="T2"><text:line-break/></text:span><text:span text:style-name="T2">de arquivos (SO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2" draw:text-style-name="P3" draw:layer="layout" svg:x1="7.856cm" svg:y1="3.496cm" svg:x2="10.551cm" svg:y2="4.7cm" draw:start-shape="id30" draw:start-glue-point="1" draw:end-shape="id31" draw:end-glue-point="0" svg:d="m7856 3496h2695v1204">
          <text:p text:style-name="P6"><text:span text:style-name="T8">“</text:span><text:span text:style-name="T8">visualizar”</text:span></text:p>
        </draw:connector>
        <draw:g draw:id="id33">
          <draw:glue-point draw:id="4" svg:x="5cm" svg:y="2.475cm"/>
          <draw:glue-point draw:id="5" svg:x="5cm" svg:y="-2.268cm"/>
          <draw:glue-point draw:id="6" svg:x="3.778cm" svg:y="5.003cm"/>
          <draw:glue-point draw:id="7" svg:x="-4.999cm" svg:y="2.381cm"/>
          <draw:custom-shape draw:style-name="gr90" draw:text-style-name="P4" draw:layer="layout" svg:width="4.43cm" svg:height="0.932cm" svg:x="13.5cm" svg:y="4.746cm">
            <text:p text:style-name="P3"><text:span text:style-name="T7">Examinar mensagen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185.852090032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2">
          <draw:custom-shape draw:style-name="gr91" draw:text-style-name="P4" draw:layer="layout" svg:width="3.91cm" svg:height="3.696cm" svg:x="20.409cm" svg:y="3.372cm">
            <text:p text:style-name="P3"><text:span text:style-name="T7">Escrever mensag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50.22101326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2" draw:text-style-name="P5" draw:layer="layout" svg:x1="20.409cm" svg:y1="3.945cm" svg:x2="24.319cm" svg:y2="3.945cm">
            <text:p/>
          </draw:line>
          <draw:frame draw:style-name="gr93" draw:text-style-name="P7" draw:layer="layout" svg:width="3.91cm" svg:height="3.113cm" svg:x="20.409cm" svg:y="3.955cm">
            <draw:text-box>
              <text:p text:style-name="P6"><text:span text:style-name="T6">sequence{</text:span></text:p>
              <text:p text:style-name="P6"><text:span text:style-name="T6"><text:s text:c="3"/></text:span><text:span text:style-name="T6">jon{</text:span></text:p>
              <text:p text:style-name="P6"><text:span text:style-name="T6"><text:s text:c="6"/></text:span><text:span text:style-name="T6">enter &lt;</text:span><text:span text:style-name="T8">endereço</text:span><text:span text:style-name="T6">&gt;</text:span></text:p>
              <text:p text:style-name="P6"><text:span text:style-name="T6"><text:s text:c="6"/></text:span><text:span text:style-name="T6">enter &lt;</text:span><text:span text:style-name="T8">assunto</text:span><text:span text:style-name="T6">&gt;</text:span></text:p>
              <text:p text:style-name="P6"><text:span text:style-name="T6"><text:s text:c="6"/></text:span><text:span text:style-name="T6">enter &lt;</text:span><text:span text:style-name="T8">mensagem</text:span><text:span text:style-name="T6">&gt;</text:span></text:p>
              <text:p text:style-name="P6"><text:span text:style-name="T6"><text:s text:c="3"/></text:span><text:span text:style-name="T6">}</text:span></text:p>
              <text:p text:style-name="P6"><text:span text:style-name="T6"><text:s text:c="3"/></text:span><text:span text:style-name="T6">activate “</text:span><text:span text:style-name="T8">enviar</text:span><text:span text:style-name="T6">”</text:span></text:p>
              <text:p text:style-name="P6"><text:span text:style-name="T6">}</text:span></text:p>
              <text:p text:style-name="P6"><text:span text:style-name="T6">activate</text:span><text:span text:style-name="T3"> “</text:span><text:span text:style-name="T4">descartar</text:span><text:span text:style-name="T3">”</text:span></text:p>
            </draw:text-box>
          </draw:frame>
        </draw:g>
        <draw:connector draw:style-name="gr43" draw:text-style-name="P8" draw:layer="layout" svg:x1="22.364cm" svg:y1="3.372cm" svg:x2="15.715cm" svg:y2="4.746cm" draw:start-shape="id32" draw:start-glue-point="0" draw:end-shape="id33" draw:end-glue-point="0" svg:d="m22364 3372v-501h-6649v1875">
          <text:p text:style-name="P8"><text:span text:style-name="T10">“</text:span><text:span text:style-name="T10">descartar”</text:span></text:p>
        </draw:connector>
        <draw:connector draw:style-name="gr23" draw:text-style-name="P3" draw:layer="layout" svg:x1="17.93cm" svg:y1="5.212cm" svg:x2="20.409cm" svg:y2="5.22cm" draw:start-shape="id33" draw:start-glue-point="1" draw:end-shape="id32" draw:end-glue-point="3" svg:d="m17930 5212h1240v8h1239">
          <text:p text:style-name="P6"><text:span text:style-name="T8">“</text:span><text:span text:style-name="T8">escrever”</text:span></text:p>
          <text:p text:style-name="P6"><text:span text:style-name="T8"/></text:p>
        </draw:connector>
        <draw:g draw:id="id34">
          <draw:custom-shape draw:style-name="gr94" draw:text-style-name="P4" draw:layer="layout" svg:width="3.783cm" svg:height="1.271cm" svg:x="20.473cm" svg:y="8.117cm">
            <text:p text:style-name="P3"><text:span text:style-name="T7">enviarMensag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5" draw:text-style-name="P5" draw:layer="layout" svg:x1="20.486cm" svg:y1="8.759cm" svg:x2="24.256cm" svg:y2="8.76cm">
            <text:p/>
          </draw:line>
        </draw:g>
        <draw:connector draw:style-name="gr23" draw:text-style-name="P3" draw:layer="layout" svg:x1="22.364cm" svg:y1="7.068cm" svg:x2="22.364cm" svg:y2="8.117cm" draw:start-shape="id32" draw:start-glue-point="2" draw:end-shape="id34" draw:end-glue-point="0" svg:d="m22364 7068v1049">
          <text:p text:style-name="P6"><text:span text:style-name="T6">“</text:span><text:span text:style-name="T6">enviar”</text:span></text:p>
        </draw:connector>
        <draw:connector draw:style-name="gr47" draw:text-style-name="P1" draw:layer="layout" svg:x1="20.473cm" svg:y1="8.752cm" svg:x2="15.715cm" svg:y2="5.678cm" draw:start-shape="id34" draw:start-glue-point="3" draw:end-shape="id33" draw:end-glue-point="2" svg:d="m20473 8752h-4758v-3074">
          <text:p/>
        </draw:connector>
        <draw:connector draw:style-name="gr67" draw:text-style-name="P3" draw:layer="layout" svg:x1="22.364cm" svg:y1="9.388cm" svg:x2="22.364cm" svg:y2="10.364cm" draw:start-shape="id34" draw:start-glue-point="2" draw:end-shape="id35" draw:end-glue-point="0" svg:d="m22364 9388v976">
          <text:p text:style-name="P3"><text:span text:style-name="T6">&lt;endereçoInválido&gt;</text:span></text:p>
        </draw:connector>
        <draw:g draw:id="id35">
          <draw:custom-shape draw:style-name="gr96" draw:text-style-name="P4" draw:layer="layout" svg:width="5.62cm" svg:height="1.815cm" svg:x="19.554cm" svg:y="10.364cm">
            <text:p text:style-name="P3"><text:span text:style-name="T2">Falha</text:span><text:span text:style-name="T7"> no </text:span><text:span text:style-name="T2">envi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50.22101326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7" draw:text-style-name="P5" draw:layer="layout" svg:x1="19.554cm" svg:y1="10.863cm" svg:x2="25.174cm" svg:y2="10.863cm">
            <text:p/>
          </draw:line>
          <draw:frame draw:style-name="gr98" draw:text-style-name="P7" draw:layer="layout" svg:width="5.62cm" svg:height="1.332cm" svg:x="19.554cm" svg:y="10.85cm">
            <draw:text-box>
              <text:p text:style-name="P16"><text:span text:style-name="T6">perceive “A </text:span><text:span text:style-name="T8">mensagem</text:span><text:span text:style-name="T6"> </text:span><text:span text:style-name="T8">não</text:span><text:span text:style-name="T6"> </text:span><text:span text:style-name="T8">foi</text:span><text:span text:style-name="T6"> </text:span><text:span text:style-name="T8">enviada</text:span><text:span text:style-name="T6">!”</text:span></text:p>
              <text:p text:style-name="P16"><text:span text:style-name="T6">perceive &lt;</text:span><text:span text:style-name="T8">endereço</text:span><text:span text:style-name="T6">&gt;, “</text:span><text:span text:style-name="T8">não</text:span><text:span text:style-name="T6"> </text:span><text:span text:style-name="T8">é</text:span><text:span text:style-name="T6"> </text:span><text:span text:style-name="T8">válido</text:span><text:span text:style-name="T6">!”</text:span></text:p>
              <text:p text:style-name="P6"><text:span text:style-name="T6">activate “ok”</text:span></text:p>
            </draw:text-box>
          </draw:frame>
        </draw:g>
        <draw:connector draw:style-name="gr22" draw:text-style-name="P3" draw:layer="layout" svg:x1="25.174cm" svg:y1="11.273cm" svg:x2="24.319cm" svg:y2="5.22cm" draw:start-shape="id35" draw:start-glue-point="1" draw:end-shape="id32" draw:end-glue-point="1" svg:d="m25174 11273h502v-6053h-1357">
          <text:p text:style-name="P6"><text:span text:style-name="T6">“</text:span><text:span text:style-name="T6">ok”</text:span></text:p>
        </draw:connector>
      </draw:page>
      <draw:page draw:name="page6" draw:style-name="dp1" draw:master-page-name="Default">
        <office:forms form:automatic-focus="false" form:apply-design-mode="false"/>
        <draw:path draw:style-name="gr99" draw:text-style-name="P1" draw:layer="layout" svg:width="14.808cm" svg:height="9.318cm" svg:x="3.218cm" svg:y="1.127cm" svg:viewBox="0 0 14809 9319" svg:d="m6012 5597c-480 89-2344-219-2816 2-452 212 495 88 0 0-530-94-1154 52-1687-48-580-109-1192-355-1392-882-189-498-39-1049-93-1578-49-477-4-961 0-1439 4-508-2-292-23-795-32-765 962-636 1356-683 508-60 911 39 1405-100 470-132 807-59 1270 0 518 66 1378 43 1905 0 493-40 775 26 1270 0 515-27 1390 36 1905 0 463-32 801 193 1265 130 457-62 753-29 1203 172 500 223 935 225 1409 584 477 361 1014 460 1146 1017 112 474 144 969 278 1439 131 459 378 900 372 1392-6 463 58 932 0 1393-61 482-98 963-186 1439-85 459 79 978-139 1392-268 509-1019 187-1532 186-471-1-935-75-1393-232-457-157-957-98-1439-139-530-45-1013-364-1392-743-398-398-660-917-789-1485-95-419 502-1323-511-1022l-557-46 418-46z">
          <text:p/>
        </draw:path>
        <draw:path draw:style-name="gr100" draw:text-style-name="P1" draw:layer="layout" svg:width="14.754cm" svg:height="8.626cm" svg:x="3.472cm" svg:y="5.221cm" svg:viewBox="0 0 14755 8627" svg:d="m171 8559c75-364-137-979-103-1349 34-377 178-295 0-635-192-366 82-982 103-1350 22-393 57-785 137-1168 79-379 91-755 172-1134 76-356 31-650 550-515 370 96 885-142 1271-172 389-30 794 70 1168-103 339-157 663-17 1044-3 397 15 825-115 1224-66 386 47 756 56 1134 69 365 13 734 20 1100 0 388-21 841-5 1134-309 291-302 235-730 550-1066 281-300 498-801 996-755 376 35 757-16 1134 0 391 17 772-25 1168 137 376 154 923 91 1100 550 158 410 459 740 584 1168 109 372 164 767 69 1134-103 398-163 798-413 1134-253 341-491 788-1065 756-428-24-741-262-1134-241-428 23-868-73-1271 69-400 141-831-110-1230-40-402 71-871-747-1270-635-357 100-899 10-1270 0-395-11-1560-193-1905 0-381 213 213 1519 0 1905-196 355 259 1143 40 1485-218 341-44 531-344 824-313 306-590 93-966 231-417 153-859 78-1270 0s-957 153-1372 113c-365-35-736-31-1100 34l567-147z">
          <text:p/>
        </draw:path>
        <draw:path draw:style-name="gr101" draw:text-style-name="P1" draw:layer="layout" svg:width="13.992cm" svg:height="13.206cm" svg:x="11.976cm" svg:y="4.723cm" svg:viewBox="0 0 13993 13207" svg:d="m13624 12802c-52-365-68-739 0-1100 73-389 85-783 172-1168 83-365-55-549-7-921 51-393 28-872 0-1270-27-388 0-882 0-1270 0-379 81-594 100-971 22-441 161-981 78-1409-74-380-98-739-206-1100-107-359-68-741-172-1100-104-360-152-725-171-1099-25-484-368-819-619-1168-301-419-418-123-915-138-421-13-818 8-1270 0-451-8-841-40-1270 0-373 35-892 39-1270 0-357-37-922-70-1270 0-393 79-882-33-1270 0-370 31-508-122-879-69-405 58-797 127-1202 172-416 46-855 19-1237 206s-808 85-1203 241c-426 168-637 578-790 962-139 349-136 734-206 1100-83 433 168 766 240 1168 71 395 106 862 412 1134 283 251 725 200 1100 240 367 39 745 126 1100 35 407-105 801-120 1202-172 396-51 716 125 1100 137 391 12 779 20 1168 35 402 16 806-131 1203-69 546 85 458 728 584 1134 110 353 178 728 172 1100-6 403-9 800 34 1202 40 375 60 733 69 1100 9 376 51 760 0 1134-58 422 120 777 275 1134 174 401 399 1017 996 893 433-90 817 152 1237 206 364 47 734 143 1100 69 425-86 824-306 1271-275l309-309z">
          <text:p/>
        </draw:path>
        <draw:path draw:style-name="gr102" draw:text-style-name="P1" draw:layer="layout" svg:width="15.016cm" svg:height="14.229cm" svg:x="3.375cm" svg:y="5.13cm" svg:viewBox="0 0 15017 14230" svg:d="m371 9509c-163 362-247 751-344 1134-103 406 114 782 206 1168 87 367-16 742 69 1099 91 382 202 926 653 997 388 61 783 4 1168 69 405 68 793 122 1203 206 392 80 804 44 1203 0 382-42 749-27 1134-103 405-80 788-231 1202-241 365-9 734-7 1100 0 392 7 777-65 1168-137 376-69 749-153 1134-138 391 15 742-137 1134-171 415-36 823-120 1237-138 377-16 777 122 1134 0 392-134 913-320 928-859 10-372 117-734 171-1100 54-364 84-733 103-1099 20-377 0-758 0-1134 0-379 0-757 0-1134 0-390 54-783 0-1168-55-392-95-780-137-1169-46-423-137-839-137-1271 0-379-29-757 0-1134 31-403 281-739 309-1134 27-377-22-757 0-1134 38-643-612-429-928-687-344-281-823-242-1237-206-415 36-834-37-1237 69-376 99-760 125-1134 68-471-72-1004 191-1031 653-32 550-722 571-790 1065-49 358-60 709-137 1066-84 389-121 753-207 1134s-157 768-137 1168-13 801-34 1203c-21 406-63 791-104 1202-39 391-71 750-103 1134-36 430-484 789-927 481-331-230-801 182-1169 0-395-195-592 13-996-103-405-116-1019-100-1409-137-386-37-757 37-1134 34-393-3-779 50-1168 69h-481l-138 172z">
          <text:p/>
        </draw:path>
        <draw:g draw:id="id41">
          <draw:custom-shape draw:style-name="gr103" draw:text-style-name="P4" draw:layer="layout" svg:width="3.788cm" svg:height="3.856cm" svg:x="4.175cm" svg:y="2.242cm">
            <text:p text:style-name="P3"><text:span text:style-name="T7">Autentic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4" draw:text-style-name="P5" draw:layer="layout" svg:x1="4.175cm" svg:y1="2.988cm" svg:x2="7.963cm" svg:y2="2.988cm">
            <text:p/>
          </draw:line>
          <draw:frame draw:style-name="gr105" draw:text-style-name="P7" draw:layer="layout" svg:width="3.788cm" svg:height="3.199cm" svg:x="4.175cm" svg:y="2.899cm">
            <draw:text-box>
              <text:p text:style-name="P6"><text:span text:style-name="T3">sequence{</text:span></text:p>
              <text:p text:style-name="P6"><text:span text:style-name="T3"><text:s text:c="3"/></text:span><text:span text:style-name="T3">join{</text:span></text:p>
              <text:p text:style-name="P6"><text:span text:style-name="T3"><text:s text:c="6"/></text:span><text:span text:style-name="T3">select &lt;titularidade&gt;</text:span></text:p>
              <text:p text:style-name="P6"><text:span text:style-name="T3"><text:s text:c="6"/></text:span><text:span text:style-name="T3">enter &lt;agencia&gt;</text:span></text:p>
              <text:p text:style-name="P6"><text:span text:style-name="T3"><text:s text:c="6"/></text:span><text:span text:style-name="T3">enter &lt;conta&gt;</text:span></text:p>
              <text:p text:style-name="P6"><text:span text:style-name="T3"><text:s text:c="6"/></text:span><text:span text:style-name="T3">enter &lt;senha&gt;</text:span></text:p>
              <text:p text:style-name="P6"><text:span text:style-name="T3"><text:s text:c="3"/></text:span><text:span text:style-name="T3">}</text:span></text:p>
              <text:p text:style-name="P6"><text:span text:style-name="T3"><text:s text:c="3"/></text:span><text:span text:style-name="T3">activate &lt;autenticar&gt;</text:span></text:p>
              <text:p text:style-name="P6"><text:span text:style-name="T3">}</text:span></text:p>
            </draw:text-box>
          </draw:frame>
        </draw:g>
        <draw:line draw:style-name="gr106" draw:text-style-name="P17" draw:layer="layout" svg:x1="7.963cm" svg:y1="3.296cm" svg:x2="9.908cm" svg:y2="3.296cm">
          <text:p/>
        </draw:line>
        <draw:g draw:id="id39">
          <draw:custom-shape draw:style-name="gr107" draw:text-style-name="P4" draw:layer="layout" svg:width="4.549cm" svg:height="3.693cm" svg:x="12.961cm" svg:y="5.834cm">
            <text:p text:style-name="P3"><text:span text:style-name="T7">Gerenciamento de Con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742.501353546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8" draw:text-style-name="P5" draw:layer="layout" svg:x1="12.961cm" svg:y1="6.435cm" svg:x2="17.51cm" svg:y2="6.435cm">
            <text:p/>
          </draw:line>
          <draw:frame draw:style-name="gr109" draw:text-style-name="P7" draw:layer="layout" svg:width="4.549cm" svg:height="3.268cm" svg:x="12.961cm" svg:y="6.371cm">
            <draw:text-box>
              <text:p text:style-name="P6"><text:span text:style-name="T3">perceive &lt;c:agencia&gt;</text:span></text:p>
              <text:p text:style-name="P6"><text:span text:style-name="T3">perceive &lt;c:conta&gt;</text:span></text:p>
              <text:p text:style-name="P6"><text:span text:style-name="T3">choose{</text:span></text:p>
              <text:p text:style-name="P6"><text:span text:style-name="T3"><text:s text:c="3"/></text:span><text:span text:style-name="T3">activate &lt;saldo&gt;</text:span></text:p>
              <text:p text:style-name="P6"><text:span text:style-name="T3"><text:s text:c="3"/></text:span><text:span text:style-name="T6">activate</text:span><text:span text:style-name="T3"> &lt;extrato&gt;</text:span></text:p>
              <text:p text:style-name="P6"><text:span text:style-name="T6"><text:s text:c="3"/></text:span><text:span text:style-name="T6">activate</text:span><text:span text:style-name="T3"> &lt;transferência&gt;</text:span></text:p>
              <text:p text:style-name="P6"><text:span text:style-name="T6"><text:s text:c="3"/></text:span><text:span text:style-name="T6">activate</text:span><text:span text:style-name="T3"> &lt;sair&gt;</text:span></text:p>
              <text:p text:style-name="P6"><text:span text:style-name="T3">}</text:span></text:p>
            </draw:text-box>
          </draw:frame>
        </draw:g>
        <draw:polyline draw:style-name="gr106" draw:text-style-name="P18" draw:layer="layout" svg:width="2.185cm" svg:height="0.82cm" svg:x="10.779cm" svg:y="6.136cm" svg:viewBox="0 0 2186 821" draw:points="2186,821 0,821 0,0">
          <text:p/>
        </draw:polyline>
        <draw:g>
          <draw:custom-shape draw:style-name="gr110" draw:text-style-name="P4" draw:layer="layout" svg:width="3.835cm" svg:height="2.153cm" svg:x="4.175cm" svg:y="11.343cm">
            <text:p text:style-name="P3"><text:span text:style-name="T7">Consultar Sal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787.743732590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1" draw:text-style-name="P5" draw:layer="layout" svg:x1="4.175cm" svg:y1="11.836cm" svg:x2="8.01cm" svg:y2="11.836cm">
            <text:p/>
          </draw:line>
          <draw:frame draw:style-name="gr112" draw:text-style-name="P7" draw:layer="layout" svg:width="3.835cm" svg:height="1.71cm" svg:x="4.175cm" svg:y="11.736cm">
            <draw:text-box>
              <text:p text:style-name="P6"><text:span text:style-name="T3">perceive &lt;c.agencia&gt;</text:span></text:p>
              <text:p text:style-name="P6"><text:span text:style-name="T3">perceive &lt;c.conta&gt;</text:span></text:p>
              <text:p text:style-name="P6"><text:span text:style-name="T3">perceive &lt;c.saldo&gt;</text:span></text:p>
              <text:p text:style-name="P6"><text:span text:style-name="T6">activate</text:span><text:span text:style-name="T3"> &lt;voltar&gt;</text:span></text:p>
            </draw:text-box>
          </draw:frame>
        </draw:g>
        <draw:frame draw:style-name="gr113" draw:text-style-name="P9" draw:layer="layout" svg:width="2.357cm" svg:height="0.887cm" svg:x="14.234cm" svg:y="3.982cm">
          <draw:text-box>
            <text:p text:style-name="P8"><text:span text:style-name="T10">{c: Conta}</text:span><text:span text:style-name="T10"><text:line-break/></text:span><text:span text:style-name="T10">[autenticada]</text:span></text:p>
          </draw:text-box>
        </draw:frame>
        <draw:g draw:id="id37">
          <draw:custom-shape draw:style-name="gr114" draw:text-style-name="P4" draw:layer="layout" svg:width="2.836cm" svg:height="1.254cm" svg:x="4.444cm" svg:y="8.608cm">
            <text:p text:style-name="P3"><text:span text:style-name="T7">ConsultarSald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5" draw:text-style-name="P5" draw:layer="layout" svg:x1="4.453cm" svg:y1="9.238cm" svg:x2="7.28cm" svg:y2="9.239cm">
            <text:p/>
          </draw:line>
        </draw:g>
        <draw:polyline draw:style-name="gr106" draw:text-style-name="P18" draw:layer="layout" svg:width="7.125cm" svg:height="0.879cm" svg:x="5.839cm" svg:y="7.782cm" svg:viewBox="0 0 7126 880" draw:points="7126,0 0,0 0,880">
          <text:p/>
        </draw:polyline>
        <draw:line draw:style-name="gr106" draw:text-style-name="P19" draw:layer="layout" svg:x1="5.804cm" svg:y1="9.873cm" svg:x2="5.804cm" svg:y2="11.364cm">
          <text:p/>
        </draw:line>
        <draw:frame draw:style-name="gr116" draw:text-style-name="P9" draw:layer="layout" svg:width="2.259cm" svg:height="1.039cm" svg:x="4.713cm" svg:y="10.008cm">
          <draw:text-box>
            <text:p text:style-name="P8"><text:span text:style-name="T10">c.saldo</text:span></text:p>
          </draw:text-box>
        </draw:frame>
        <draw:frame draw:style-name="gr117" draw:text-style-name="P9" draw:layer="layout" svg:width="1.999cm" svg:height="0.646cm" svg:x="10.99cm" svg:y="6.422cm">
          <draw:text-box>
            <text:p text:style-name="P8"><text:span text:style-name="T10">sair | 30s</text:span></text:p>
          </draw:text-box>
        </draw:frame>
        <draw:frame draw:style-name="gr117" draw:text-style-name="P9" draw:layer="layout" svg:width="1.34cm" svg:height="0.646cm" svg:x="11.555cm" svg:y="7.311cm">
          <draw:text-box>
            <text:p text:style-name="P8"><text:span text:style-name="T10">saldo</text:span></text:p>
          </draw:text-box>
        </draw:frame>
        <draw:frame draw:style-name="gr30" draw:text-style-name="P9" draw:layer="layout" svg:width="3.153cm" svg:height="1.039cm" svg:x="9.872cm" svg:y="2.207cm">
          <draw:text-box>
            <text:p text:style-name="P8"><text:span text:style-name="T10">“</text:span><text:span text:style-name="T10">dados inválidos”</text:span></text:p>
          </draw:text-box>
        </draw:frame>
        <draw:frame draw:style-name="gr117" draw:text-style-name="P9" draw:layer="layout" svg:width="2.043cm" svg:height="0.646cm" svg:x="7.865cm" svg:y="2.796cm">
          <draw:text-box>
            <text:p text:style-name="P8"><text:span text:style-name="T10">autenticar</text:span></text:p>
          </draw:text-box>
        </draw:frame>
        <draw:frame draw:style-name="gr117" draw:text-style-name="P9" draw:layer="layout" svg:width="1.861cm" svg:height="0.887cm" svg:x="8.529cm" svg:y="11.615cm">
          <draw:text-box>
            <text:p text:style-name="P8"><text:span text:style-name="T10">voltar | 20s</text:span></text:p>
          </draw:text-box>
        </draw:frame>
        <draw:frame draw:style-name="gr30" draw:text-style-name="P9" draw:layer="layout" svg:width="3.71cm" svg:height="1.039cm" svg:x="16.61cm" svg:y="15.973cm">
          <draw:text-box>
            <text:p text:style-name="P8"><text:span text:style-name="T10">“</text:span><text:span text:style-name="T10">saldo insuficiente!” | </text:span></text:p>
            <text:p text:style-name="P8"><text:span text:style-name="T10">“</text:span><text:span text:style-name="T10">conta inválida”</text:span></text:p>
          </draw:text-box>
        </draw:frame>
        <draw:g draw:id="id42">
          <draw:custom-shape draw:style-name="gr118" draw:text-style-name="P4" draw:layer="layout" svg:width="4.245cm" svg:height="4.427cm" svg:x="13.265cm" svg:y="10.866cm">
            <text:p text:style-name="P3"><text:span text:style-name="T7">Efetuar Transferênci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478.04878048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9" draw:text-style-name="P5" draw:layer="layout" svg:x1="13.265cm" svg:y1="11.484cm" svg:x2="17.51cm" svg:y2="11.484cm">
            <text:p/>
          </draw:line>
          <draw:frame draw:style-name="gr120" draw:text-style-name="P7" draw:layer="layout" svg:width="4.245cm" svg:height="3.875cm" svg:x="13.265cm" svg:y="11.418cm">
            <draw:text-box>
              <text:p text:style-name="P6"><text:span text:style-name="T3">perceive &lt;c.agencia&gt;</text:span></text:p>
              <text:p text:style-name="P6"><text:span text:style-name="T3">perceive &lt;c.conta&gt;</text:span></text:p>
              <text:p text:style-name="P6"><text:span text:style-name="T3">sequence{</text:span></text:p>
              <text:p text:style-name="P6"><text:span text:style-name="T3"><text:s text:c="3"/></text:span><text:span text:style-name="T3">join{</text:span></text:p>
              <text:p text:style-name="P6"><text:span text:style-name="T3"><text:s text:c="6"/></text:span><text:span text:style-name="T3">enter &lt;c2.agencia&gt;</text:span></text:p>
              <text:p text:style-name="P6"><text:span text:style-name="T3"><text:s text:c="6"/></text:span><text:span text:style-name="T3">enter &lt;c2.contar&gt;</text:span></text:p>
              <text:p text:style-name="P6"><text:span text:style-name="T3"><text:s text:c="6"/></text:span><text:span text:style-name="T3">enter &lt;valor&gt;</text:span></text:p>
              <text:p text:style-name="P6"><text:span text:style-name="T3"><text:s text:c="3"/></text:span><text:span text:style-name="T3">}</text:span></text:p>
              <text:p text:style-name="P6"><text:span text:style-name="T3"><text:s text:c="3"/></text:span><text:span text:style-name="T3">activate &lt;transferir&gt;</text:span></text:p>
              <text:p text:style-name="P6"><text:span text:style-name="T3">}</text:span></text:p>
              <text:p text:style-name="P6"><text:span text:style-name="T6">activate</text:span><text:span text:style-name="T3"> &lt;voltar&gt;</text:span></text:p>
            </draw:text-box>
          </draw:frame>
        </draw:g>
        <draw:g draw:id="id40">
          <draw:custom-shape draw:style-name="gr121" draw:text-style-name="P4" draw:layer="layout" svg:width="3.116cm" svg:height="1.271cm" svg:x="9.932cm" svg:y="2.942cm">
            <text:p text:style-name="P3"><text:span text:style-name="T7">EfetuarAtentic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2" draw:text-style-name="P5" draw:layer="layout" svg:x1="9.943cm" svg:y1="3.584cm" svg:x2="13.048cm" svg:y2="3.585cm">
            <text:p/>
          </draw:line>
        </draw:g>
        <draw:line draw:style-name="gr106" draw:text-style-name="P19" draw:layer="layout" svg:x1="17.502cm" svg:y1="6.826cm" svg:x2="20.995cm" svg:y2="6.822cm">
          <text:p/>
        </draw:line>
        <draw:frame draw:style-name="gr123" draw:text-style-name="P9" draw:layer="layout" svg:width="1.891cm" svg:height="0.645cm" svg:x="17.237cm" svg:y="6.306cm">
          <draw:text-box>
            <text:p text:style-name="P8"><text:span text:style-name="T10">extrato</text:span></text:p>
          </draw:text-box>
        </draw:frame>
        <draw:frame draw:style-name="gr124" draw:text-style-name="P9" draw:layer="layout" svg:width="1.886cm" svg:height="0.645cm" svg:x="19.034cm" svg:y="7.212cm">
          <draw:text-box>
            <text:p text:style-name="P8"><text:span text:style-name="T10">voltar | 20s</text:span></text:p>
          </draw:text-box>
        </draw:frame>
        <draw:g draw:id="id36">
          <draw:custom-shape draw:style-name="gr125" draw:text-style-name="P4" draw:layer="layout" svg:width="3.81cm" svg:height="3.952cm" svg:x="4.175cm" svg:y="14.532cm">
            <text:p text:style-name="P3"><text:span text:style-name="T7">Transferência Efetuad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07.007336200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6" draw:text-style-name="P5" draw:layer="layout" svg:x1="4.175cm" svg:y1="15.244cm" svg:x2="7.985cm" svg:y2="15.244cm">
            <text:p/>
          </draw:line>
          <draw:frame draw:style-name="gr127" draw:text-style-name="P7" draw:layer="layout" svg:width="3.81cm" svg:height="3.173cm" svg:x="4.175cm" svg:y="15.265cm">
            <draw:text-box>
              <text:p text:style-name="P6"><text:span text:style-name="T6">perceive &lt;t.agencia1&gt;</text:span></text:p>
              <text:p text:style-name="P6"><text:span text:style-name="T6">perceive &lt;t.conta1&gt;</text:span></text:p>
              <text:p text:style-name="P6"><text:span text:style-name="T6">perceive &lt;t.agencia2&gt;</text:span></text:p>
              <text:p text:style-name="P6"><text:span text:style-name="T6">perceive &lt;t.conta2&gt;</text:span></text:p>
              <text:p text:style-name="P6"><text:span text:style-name="T3">perceive &lt;valor&gt;</text:span></text:p>
              <text:p text:style-name="P6"><text:span text:style-name="T3">chose{</text:span></text:p>
              <text:p text:style-name="P6"><text:span text:style-name="T3"><text:s text:c="3"/></text:span><text:span text:style-name="T6">activate</text:span><text:span text:style-name="T3"> &lt;saldo&gt;</text:span></text:p>
              <text:p text:style-name="P6"><text:span text:style-name="T6"><text:s text:c="3"/></text:span><text:span text:style-name="T6">activate &lt;voltar&gt;</text:span></text:p>
              <text:p text:style-name="P6"><text:span text:style-name="T6">}</text:span></text:p>
            </draw:text-box>
          </draw:frame>
        </draw:g>
        <draw:custom-shape draw:style-name="gr33" draw:text-style-name="P1" draw:layer="layout" svg:width="0.772cm" svg:height="0.772cm" svg:x="2.381cm" svg:y="3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8" draw:text-style-name="P1" draw:layer="layout" svg:x1="3.056cm" svg:y1="3.96cm" svg:x2="4.093cm" svg:y2="3.96cm">
          <text:p/>
        </draw:line>
        <draw:polyline draw:style-name="gr129" draw:text-style-name="P1" draw:layer="layout" svg:width="2.238cm" svg:height="2.282cm" svg:x="13.065cm" svg:y="3.512cm" svg:viewBox="0 0 2239 2283" draw:points="0,0 2239,0 2239,2283">
          <text:p/>
        </draw:polyline>
        <draw:g draw:id="id43">
          <draw:custom-shape draw:style-name="gr130" draw:text-style-name="P4" draw:layer="layout" svg:width="3.795cm" svg:height="4.072cm" svg:x="20.991cm" svg:y="5.697cm">
            <text:p text:style-name="P3"><text:span text:style-name="T7">Consultar extrat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25.0675178001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1" draw:text-style-name="P5" draw:layer="layout" svg:x1="20.991cm" svg:y1="6.265cm" svg:x2="24.786cm" svg:y2="6.265cm">
            <text:p/>
          </draw:line>
          <draw:frame draw:style-name="gr132" draw:text-style-name="P7" draw:layer="layout" svg:width="3.795cm" svg:height="3.527cm" svg:x="20.991cm" svg:y="6.205cm">
            <draw:text-box>
              <text:p text:style-name="P6"><text:span text:style-name="T3">perceive &lt;c.agencia&gt;</text:span></text:p>
              <text:p text:style-name="P6"><text:span text:style-name="T3">perceive &lt;c.conta&gt;</text:span></text:p>
              <text:p text:style-name="P6"><text:span text:style-name="T3">sequence{</text:span></text:p>
              <text:p text:style-name="P6"><text:span text:style-name="T3"><text:s text:c="3"/></text:span><text:span text:style-name="T3">join{</text:span></text:p>
              <text:p text:style-name="P6"><text:span text:style-name="T3"><text:s text:c="6"/></text:span><text:span text:style-name="T3">enter &lt;início&gt;</text:span></text:p>
              <text:p text:style-name="P6"><text:span text:style-name="T6"><text:s text:c="6"/></text:span><text:span text:style-name="T6">enter &lt;fim&gt;</text:span></text:p>
              <text:p text:style-name="P6"><text:span text:style-name="T3"><text:s text:c="3"/></text:span><text:span text:style-name="T3">}</text:span></text:p>
              <text:p text:style-name="P6"><text:span text:style-name="T3"><text:s text:c="3"/></text:span><text:span text:style-name="T3">activate &lt;consultar&gt;</text:span></text:p>
              <text:p text:style-name="P6"><text:span text:style-name="T3">}</text:span></text:p>
              <text:p text:style-name="P6"><text:span text:style-name="T6">activate</text:span><text:span text:style-name="T3"> &lt;voltar&gt;</text:span></text:p>
            </draw:text-box>
          </draw:frame>
        </draw:g>
        <draw:line draw:style-name="gr106" draw:text-style-name="P19" draw:layer="layout" svg:x1="15.302cm" svg:y1="9.53cm" svg:x2="15.302cm" svg:y2="10.867cm">
          <text:p/>
        </draw:line>
        <draw:g>
          <draw:custom-shape draw:style-name="gr133" draw:text-style-name="P4" draw:layer="layout" svg:width="3.783cm" svg:height="1.271cm" svg:x="13.461cm" svg:y="16.643cm">
            <text:p text:style-name="P3"><text:span text:style-name="T7">EfetuarTransferênc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4" draw:text-style-name="P5" draw:layer="layout" svg:x1="13.474cm" svg:y1="17.285cm" svg:x2="17.244cm" svg:y2="17.286cm">
            <text:p/>
          </draw:line>
        </draw:g>
        <draw:line draw:style-name="gr106" draw:text-style-name="P19" draw:layer="layout" svg:x1="15.402cm" svg:y1="15.293cm" svg:x2="15.402cm" svg:y2="16.63cm">
          <text:p/>
        </draw:line>
        <draw:frame draw:style-name="gr123" draw:text-style-name="P9" draw:layer="layout" svg:width="2.14cm" svg:height="0.645cm" svg:x="14.233cm" svg:y="9.852cm">
          <draw:text-box>
            <text:p text:style-name="P8"><text:span text:style-name="T10">transferência</text:span></text:p>
          </draw:text-box>
        </draw:frame>
        <draw:frame draw:style-name="gr123" draw:text-style-name="P9" draw:layer="layout" svg:width="1.891cm" svg:height="0.645cm" svg:x="14.457cm" svg:y="15.567cm">
          <draw:text-box>
            <text:p text:style-name="P8"><text:span text:style-name="T10">transferir</text:span></text:p>
          </draw:text-box>
        </draw:frame>
        <draw:frame draw:style-name="gr113" draw:text-style-name="P9" draw:layer="layout" svg:width="2.648cm" svg:height="0.645cm" svg:x="9.433cm" svg:y="16.512cm">
          <draw:text-box>
            <text:p text:style-name="P8"><text:span text:style-name="T10">{t: Transferência}</text:span></text:p>
          </draw:text-box>
        </draw:frame>
        <draw:line draw:style-name="gr106" draw:text-style-name="P19" draw:layer="layout" svg:x1="13.511cm" svg:y1="17.047cm" svg:x2="7.985cm" svg:y2="17.047cm">
          <text:p/>
        </draw:line>
        <draw:connector draw:style-name="gr59" draw:text-style-name="P1" draw:layer="layout" svg:x1="4.175cm" svg:y1="16.508cm" svg:x2="4.444cm" svg:y2="9.235cm" draw:start-shape="id36" draw:start-glue-point="3" draw:end-shape="id37" draw:end-glue-point="3" svg:d="m4175 16508h-501v-7273h770">
          <text:p/>
        </draw:connector>
        <draw:frame draw:style-name="gr117" draw:text-style-name="P9" draw:layer="layout" svg:width="1.34cm" svg:height="0.646cm" svg:x="2.77cm" svg:y="15.931cm">
          <draw:text-box>
            <text:p text:style-name="P8"><text:span text:style-name="T10">saldo</text:span></text:p>
          </draw:text-box>
        </draw:frame>
        <draw:g>
          <draw:custom-shape draw:style-name="gr135" draw:text-style-name="P4" draw:layer="layout" svg:width="2.897cm" svg:height="1.271cm" svg:x="21.398cm" svg:y="11.282cm">
            <text:p text:style-name="P3"><text:span text:style-name="T7">ConsultarExtra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6" draw:text-style-name="P5" draw:layer="layout" svg:x1="21.409cm" svg:y1="11.924cm" svg:x2="24.295cm" svg:y2="11.925cm">
            <text:p/>
          </draw:line>
        </draw:g>
        <draw:line draw:style-name="gr106" draw:text-style-name="P19" draw:layer="layout" svg:x1="22.903cm" svg:y1="9.732cm" svg:x2="22.887cm" svg:y2="11.268cm">
          <text:p/>
        </draw:line>
        <draw:frame draw:style-name="gr123" draw:text-style-name="P9" draw:layer="layout" svg:width="1.891cm" svg:height="0.645cm" svg:x="21.932cm" svg:y="10.253cm">
          <draw:text-box>
            <text:p text:style-name="P8"><text:span text:style-name="T10">consultar</text:span></text:p>
          </draw:text-box>
        </draw:frame>
        <draw:polyline draw:style-name="gr137" draw:text-style-name="P1" draw:layer="layout" svg:width="1.394cm" svg:height="2.915cm" svg:x="17.084cm" svg:y="14.366cm" svg:viewBox="0 0 1395 2916" draw:points="0,2916 1395,2916 1395,0 454,0">
          <text:p/>
        </draw:polyline>
        <draw:frame draw:style-name="gr138" draw:text-style-name="P9" draw:layer="layout" svg:width="2.834cm" svg:height="0.624cm" svg:x="24.665cm" svg:y="9.973cm">
          <draw:text-box>
            <text:p text:style-name="P8"><text:span text:style-name="T10">“</text:span><text:span text:style-name="T10">período inválido!”</text:span></text:p>
          </draw:text-box>
        </draw:frame>
        <draw:polyline draw:style-name="gr137" draw:text-style-name="P1" draw:layer="layout" svg:width="1.594cm" svg:height="3.589cm" svg:x="24.27cm" svg:y="7.957cm" svg:viewBox="0 0 1595 3590" draw:points="0,3590 1595,3590 1595,0 519,0">
          <text:p/>
        </draw:polyline>
        <draw:g draw:id="id38">
          <draw:custom-shape draw:style-name="gr139" draw:text-style-name="P4" draw:layer="layout" svg:width="4.31cm" svg:height="2.94cm" svg:x="20.82cm" svg:y="13.907cm">
            <text:p text:style-name="P3"><text:span text:style-name="T7">Extrato da Con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50.22101326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0" draw:text-style-name="P5" draw:layer="layout" svg:x1="20.82cm" svg:y1="14.48cm" svg:x2="25.13cm" svg:y2="14.48cm">
            <text:p/>
          </draw:line>
          <draw:frame draw:style-name="gr141" draw:text-style-name="P7" draw:layer="layout" svg:width="4.31cm" svg:height="2.159cm" svg:x="20.82cm" svg:y="14.49cm">
            <draw:text-box>
              <text:p text:style-name="P6"><text:span text:style-name="T6">perceive &lt;c.agencia&gt;</text:span></text:p>
              <text:p text:style-name="P6"><text:span text:style-name="T6">perceive &lt;c.conta&gt;</text:span></text:p>
              <text:p text:style-name="P6"><text:span text:style-name="T6">perceive &lt;e.periodo&gt;</text:span></text:p>
              <text:p text:style-name="P6"><text:span text:style-name="T6">perceive &lt;e.transações&gt;</text:span></text:p>
              <text:p text:style-name="P6"><text:span text:style-name="T6">perceive &lt;c.saldo&gt;</text:span></text:p>
              <text:p text:style-name="P6"><text:span text:style-name="T6">activate</text:span><text:span text:style-name="T3"> &lt;voltar&gt;</text:span></text:p>
            </draw:text-box>
          </draw:frame>
        </draw:g>
        <draw:line draw:style-name="gr106" draw:text-style-name="P19" draw:layer="layout" svg:x1="22.877cm" svg:y1="12.532cm" svg:x2="22.877cm" svg:y2="13.869cm">
          <text:p/>
        </draw:line>
        <draw:frame draw:style-name="gr123" draw:text-style-name="P9" draw:layer="layout" svg:width="1.907cm" svg:height="0.645cm" svg:x="21.924cm" svg:y="12.854cm">
          <draw:text-box>
            <text:p text:style-name="P8"><text:span text:style-name="T10">{e: Extrato}</text:span></text:p>
          </draw:text-box>
        </draw:frame>
        <draw:connector draw:style-name="gr59" draw:text-style-name="P1" draw:layer="layout" svg:x1="20.82cm" svg:y1="15.377cm" svg:x2="17.51cm" svg:y2="7.736cm" draw:start-shape="id38" draw:end-shape="id39" svg:d="m20820 15377h-1655v-7641h-1655">
          <text:p/>
        </draw:connector>
        <draw:frame draw:style-name="gr124" draw:text-style-name="P9" draw:layer="layout" svg:width="1.429cm" svg:height="0.887cm" svg:x="19.415cm" svg:y="14.607cm">
          <draw:text-box>
            <text:p text:style-name="P1"><text:span text:style-name="T10">voltar | </text:span><text:span text:style-name="T10"><text:line-break/></text:span><text:span text:style-name="T10">20s</text:span></text:p>
          </draw:text-box>
        </draw:frame>
        <draw:frame draw:style-name="gr123" draw:text-style-name="P9" draw:layer="layout" svg:width="1.891cm" svg:height="0.887cm" svg:x="17.524cm" svg:y="12.162cm">
          <draw:text-box>
            <text:p text:style-name="P8"><text:span text:style-name="T10">voltar | </text:span><text:span text:style-name="T10"><text:line-break/></text:span><text:span text:style-name="T10">20s</text:span></text:p>
          </draw:text-box>
        </draw:frame>
        <draw:frame draw:style-name="gr117" draw:text-style-name="P9" draw:layer="layout" svg:width="1.861cm" svg:height="0.887cm" svg:x="8.52cm" svg:y="15.336cm">
          <draw:text-box>
            <text:p text:style-name="P8"><text:span text:style-name="T10">voltar | 20s</text:span></text:p>
          </draw:text-box>
        </draw:frame>
        <draw:g>
          <draw:custom-shape draw:style-name="gr142" draw:text-style-name="P4" draw:layer="layout" svg:width="3.116cm" svg:height="1.271cm" svg:x="9.232cm" svg:y="4.873cm">
            <text:p text:style-name="P3"><text:span text:style-name="T7">EncerrarSess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3" draw:text-style-name="P5" draw:layer="layout" svg:x1="9.243cm" svg:y1="5.515cm" svg:x2="12.348cm" svg:y2="5.516cm">
            <text:p/>
          </draw:line>
        </draw:g>
        <draw:line draw:style-name="gr106" draw:text-style-name="P17" draw:layer="layout" svg:x1="9.24cm" svg:y1="5.296cm" svg:x2="7.915cm" svg:y2="5.294cm">
          <text:p/>
        </draw:line>
        <draw:connector draw:style-name="gr39" draw:text-style-name="P1" draw:layer="layout" svg:x1="11.49cm" svg:y1="2.942cm" svg:x2="6.069cm" svg:y2="2.242cm" draw:start-shape="id40" draw:start-glue-point="0" draw:end-shape="id41" draw:end-glue-point="0" svg:d="m11490 2942v-1201h-5421v501">
          <text:p/>
        </draw:connector>
        <draw:polyline draw:style-name="gr129" draw:text-style-name="P1" draw:layer="layout" svg:width="4.943cm" svg:height="7.619cm" svg:x="7.985cm" svg:y="8.592cm" svg:viewBox="0 0 4944 7620" draw:points="0,7620 2268,7620 2268,0 4944,0">
          <text:p/>
        </draw:polyline>
        <draw:polyline draw:style-name="gr129" draw:text-style-name="P1" draw:layer="layout" svg:width="4.943cm" svg:height="3.809cm" svg:x="7.985cm" svg:y="8.592cm" svg:viewBox="0 0 4944 3810" draw:points="0,3810 2268,3810 2268,0 4944,0">
          <text:p/>
        </draw:polyline>
        <draw:connector draw:style-name="gr59" draw:text-style-name="P1" draw:layer="layout" svg:x1="17.51cm" svg:y1="13.079cm" svg:x2="17.51cm" svg:y2="7.736cm" draw:start-shape="id42" draw:start-glue-point="1" draw:end-shape="id39" draw:end-glue-point="1" svg:d="m17510 13079h501v-5343h-501">
          <text:p/>
        </draw:connector>
        <draw:connector draw:style-name="gr59" draw:text-style-name="P1" draw:layer="layout" svg:x1="20.991cm" svg:y1="7.733cm" svg:x2="17.51cm" svg:y2="7.736cm" draw:start-shape="id43" draw:start-glue-point="3" draw:end-shape="id39" draw:end-glue-point="1" svg:d="m20991 7733h-1741v3h-17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10:54:16</meta:creation-date>
    <dc:date>2012-10-23T00:24:14</dc:date>
    <meta:editing-duration>PT37H53M26S</meta:editing-duration>
    <meta:editing-cycles>117</meta:editing-cycles>
    <meta:generator>BrOffice.org/3.2$Unix OpenOffice.org_project/320m12$Build-9483</meta:generator>
    <dc:creator>Macilon Costa Neto</dc:creator>
    <meta:document-statistic meta:object-count="273"/>
    <meta:user-defined meta:name="Informações 1"/>
    <meta:user-defined meta:name="Informações 2"/>
    <meta:user-defined meta:name="Informações 3"/>
    <meta:user-defined meta:name="Informações 4"/>
  </office:meta>
</office:document-meta>
</file>